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Arial" style:font-family-generic="modern"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text-properties fo:color="#bfbfbf" style:font-name="ZapfDingbats" fo:font-size="14pt" style:font-name-asian="ZapfDingbats" style:font-size-asian="14pt" style:font-name-complex="ZapfDingbats" style:font-size-complex="14pt"/>
    </style:style>
    <style:style style:name="P3" style:family="paragraph" style:parent-style-name="Code">
      <style:text-properties style:font-name-asian="TheSansMonoConNormal3"/>
    </style:style>
    <style:style style:name="P4" style:family="paragraph" style:parent-style-name="Code">
      <style:text-properties officeooo:paragraph-rsid="000a1675"/>
    </style:style>
    <style:style style:name="P5" style:family="paragraph" style:parent-style-name="Code">
      <style:text-properties officeooo:paragraph-rsid="000b5046"/>
    </style:style>
    <style:style style:name="P6" style:family="paragraph" style:parent-style-name="Chapter_20_Title" style:master-page-name="Standard">
      <style:paragraph-properties style:page-number="auto"/>
    </style:style>
    <style:style style:name="P7" style:family="paragraph" style:parent-style-name="Body_20_Text_20_Cont">
      <style:text-properties officeooo:paragraph-rsid="00119c79"/>
    </style:style>
    <style:style style:name="P8" style:family="paragraph" style:parent-style-name="Code">
      <style:text-properties style:use-window-font-color="true" style:font-name="TheSansMonoConNormal1" fo:font-size="11pt" fo:language="none" fo:country="none" officeooo:rsid="000a1675" officeooo:paragraph-rsid="000a1675" style:font-name-asian="Calibri" style:font-size-asian="11pt" style:language-asian="none" style:country-asian="none" style:font-name-complex="TheSansMonoConNormal1" style:font-size-complex="11pt" style:language-complex="ar" style:country-complex="SA"/>
    </style:style>
    <style:style style:name="P9" style:family="paragraph" style:parent-style-name="Code">
      <style:text-properties officeooo:paragraph-rsid="000a1675"/>
    </style:style>
    <style:style style:name="P10" style:family="paragraph" style:parent-style-name="Code">
      <style:text-properties officeooo:paragraph-rsid="000dbc87"/>
    </style:style>
    <style:style style:name="P11" style:family="paragraph" style:parent-style-name="Code">
      <style:text-properties officeooo:paragraph-rsid="00119c79"/>
    </style:style>
    <style:style style:name="P12" style:family="paragraph" style:parent-style-name="Code">
      <style:text-properties officeooo:rsid="00123215" officeooo:paragraph-rsid="00123215"/>
    </style:style>
    <style:style style:name="P13" style:family="paragraph" style:parent-style-name="Code">
      <style:text-properties officeooo:paragraph-rsid="0015f42a"/>
    </style:style>
    <style:style style:name="P14" style:family="paragraph" style:parent-style-name="Code">
      <style:text-properties officeooo:rsid="00182684" officeooo:paragraph-rsid="00185c4e"/>
    </style:style>
    <style:style style:name="P15" style:family="paragraph" style:parent-style-name="Code">
      <style:text-properties officeooo:rsid="00182c08" officeooo:paragraph-rsid="00185c4e"/>
    </style:style>
    <style:style style:name="P16" style:family="paragraph" style:parent-style-name="Code">
      <style:text-properties officeooo:paragraph-rsid="00185c4e"/>
    </style:style>
    <style:style style:name="T1" style:family="text">
      <style:text-properties officeooo:rsid="000890bf"/>
    </style:style>
    <style:style style:name="T2" style:family="text">
      <style:text-properties fo:language="en" fo:country="US"/>
    </style:style>
    <style:style style:name="T3" style:family="text">
      <style:text-properties fo:language="en" fo:country="US" fo:font-weight="bold" style:font-weight-asian="bold"/>
    </style:style>
    <style:style style:name="T4" style:family="text">
      <style:text-properties fo:language="en" fo:country="US" fo:font-weight="bold" officeooo:rsid="00119c79" style:font-weight-asian="bold"/>
    </style:style>
    <style:style style:name="T5" style:family="text">
      <style:text-properties fo:language="en" fo:country="US" style:font-name-complex="Utopia-Italic"/>
    </style:style>
    <style:style style:name="T6" style:family="text">
      <style:text-properties fo:language="en" fo:country="US" officeooo:rsid="0009a1d9"/>
    </style:style>
    <style:style style:name="T7" style:family="text">
      <style:text-properties fo:language="en" fo:country="US" officeooo:rsid="000a1675"/>
    </style:style>
    <style:style style:name="T8" style:family="text">
      <style:text-properties fo:language="en" fo:country="US" officeooo:rsid="000dbc87"/>
    </style:style>
    <style:style style:name="T9" style:family="text">
      <style:text-properties fo:language="en" fo:country="US" officeooo:rsid="00119c79"/>
    </style:style>
    <style:style style:name="T10" style:family="text">
      <style:text-properties fo:language="en" fo:country="US" officeooo:rsid="001abf42"/>
    </style:style>
    <style:style style:name="T11" style:family="text">
      <style:text-properties fo:font-weight="bold" style:font-weight-asian="bold"/>
    </style:style>
    <style:style style:name="T12" style:family="text">
      <style:text-properties fo:font-weight="bold" officeooo:rsid="0009a1d9" style:font-weight-asian="bold"/>
    </style:style>
    <style:style style:name="T13" style:family="text">
      <style:text-properties fo:font-weight="bold" officeooo:rsid="000a1675" style:font-weight-asian="bold"/>
    </style:style>
    <style:style style:name="T14" style:family="text">
      <style:text-properties style:font-name-asian="TheSansMonoConNormal3"/>
    </style:style>
    <style:style style:name="T15" style:family="text">
      <style:text-properties officeooo:rsid="000b5046" style:font-name-asian="TheSansMonoConNormal3"/>
    </style:style>
    <style:style style:name="T16" style:family="text">
      <style:text-properties style:font-name="Utopia-Italic" style:font-name-complex="Utopia-Italic"/>
    </style:style>
    <style:style style:name="T17" style:family="text">
      <style:text-properties style:font-name="Utopia-Bold" fo:language="en" fo:country="US" fo:font-weight="bold" style:font-weight-asian="bold" style:font-name-complex="Utopia-Bold" style:font-weight-complex="bold"/>
    </style:style>
    <style:style style:name="T18" style:family="text">
      <style:text-properties officeooo:rsid="0009a1d9"/>
    </style:style>
    <style:style style:name="T19" style:family="text">
      <style:text-properties officeooo:rsid="000a1675"/>
    </style:style>
    <style:style style:name="T20" style:family="text">
      <style:text-properties style:font-name-asian="TheSansMonoConNormal2"/>
    </style:style>
    <style:style style:name="T21" style:family="text">
      <style:text-properties fo:font-weight="normal" style:font-name-asian="TheSansMonoConNormal2" style:font-weight-asian="normal" style:font-weight-complex="normal"/>
    </style:style>
    <style:style style:name="T22" style:family="text">
      <style:text-properties fo:font-weight="normal" style:font-weight-asian="normal" style:font-weight-complex="normal"/>
    </style:style>
    <style:style style:name="T23" style:family="text">
      <style:text-properties style:use-window-font-color="true" style:font-name="TheSansMonoConNormal1" fo:font-size="11pt" fo:language="none" fo:country="none" officeooo:rsid="000a1675" style:font-name-asian="Calibri" style:font-size-asian="11pt" style:language-asian="none" style:country-asian="none" style:font-name-complex="TheSansMonoConNormal1" style:font-size-complex="11pt" style:language-complex="ar" style:country-complex="SA"/>
    </style:style>
    <style:style style:name="T24" style:family="text">
      <style:text-properties style:use-window-font-color="true" style:font-name="TheSansMonoConNormal1" fo:font-size="11pt" fo:language="none" fo:country="none" officeooo:rsid="00119c79" style:font-name-asian="Calibri" style:font-size-asian="11pt" style:language-asian="none" style:country-asian="none" style:font-name-complex="TheSansMonoConNormal1" style:font-size-complex="11pt" style:language-complex="ar" style:country-complex="SA"/>
    </style:style>
    <style:style style:name="T25" style:family="text">
      <style:text-properties style:use-window-font-color="true" style:font-name="TheSansMonoConNormal1" fo:font-size="11pt" fo:language="none" fo:country="none" officeooo:rsid="0015f42a" style:font-name-asian="Calibri" style:font-size-asian="11pt" style:language-asian="none" style:country-asian="none" style:font-name-complex="TheSansMonoConNormal1" style:font-size-complex="11pt" style:language-complex="ar" style:country-complex="SA"/>
    </style:style>
    <style:style style:name="T26" style:family="text">
      <style:text-properties style:use-window-font-color="true" style:font-name="TheSansMonoConNormal1" fo:font-size="11pt" fo:language="none" fo:country="none" officeooo:rsid="00166b2f" style:font-name-asian="Calibri" style:font-size-asian="11pt" style:language-asian="none" style:country-asian="none" style:font-name-complex="TheSansMonoConNormal1" style:font-size-complex="11pt" style:language-complex="ar" style:country-complex="SA"/>
    </style:style>
    <style:style style:name="T27" style:family="text">
      <style:text-properties style:use-window-font-color="true" style:font-name="TheSansMonoConNormal1" fo:font-size="11pt" fo:language="none" fo:country="none" officeooo:rsid="000b5046" style:font-name-asian="TheSansMonoConNormal3" style:font-size-asian="11pt" style:language-asian="none" style:country-asian="none" style:font-name-complex="TheSansMonoConNormal1" style:font-size-complex="11pt" style:language-complex="ar" style:country-complex="SA"/>
    </style:style>
    <style:style style:name="T28" style:family="text">
      <style:text-properties style:use-window-font-color="true" style:font-name="Utopia" fo:font-size="11pt" fo:language="en" fo:country="US" officeooo:rsid="000a1675" style:font-name-asian="Calibri" style:font-size-asian="11pt" style:font-name-complex="Utopia" style:font-size-complex="11pt" style:language-complex="ar" style:country-complex="SA"/>
    </style:style>
    <style:style style:name="T29" style:family="text">
      <style:text-properties style:use-window-font-color="true" style:font-name="Utopia" fo:font-size="11pt" fo:language="en" fo:country="US" officeooo:rsid="00119c79" style:font-name-asian="Calibri" style:font-size-asian="11pt" style:font-name-complex="Utopia" style:font-size-complex="11pt" style:language-complex="ar" style:country-complex="SA"/>
    </style:style>
    <style:style style:name="T30" style:family="text">
      <style:text-properties style:use-window-font-color="true" style:font-name="Utopia" fo:font-size="11pt" fo:language="en" fo:country="US" officeooo:rsid="001abf42" style:font-name-asian="Calibri" style:font-size-asian="11pt" style:font-name-complex="Utopia" style:font-size-complex="11pt" style:language-complex="ar" style:country-complex="SA"/>
    </style:style>
    <style:style style:name="T31" style:family="text">
      <style:text-properties style:use-window-font-color="true" style:font-name="Utopia" fo:font-size="11pt" fo:language="en" fo:country="GB" officeooo:rsid="00119c79" style:font-name-asian="Calibri" style:font-size-asian="11pt" style:font-name-complex="Utopia" style:font-size-complex="11pt" style:language-complex="ar" style:country-complex="SA"/>
    </style:style>
    <style:style style:name="T32" style:family="text">
      <style:text-properties style:use-window-font-color="true" style:font-name="Utopia" fo:font-size="11pt" fo:language="none" fo:country="none" fo:font-style="italic" officeooo:rsid="00123215" style:font-name-asian="Calibri" style:font-size-asian="11pt" style:language-asian="none" style:country-asian="none" style:font-style-asian="italic" style:font-name-complex="Utopia" style:font-size-complex="11pt" style:language-complex="ar" style:country-complex="SA"/>
    </style:style>
    <style:style style:name="T33" style:family="text">
      <style:text-properties officeooo:rsid="000b5046"/>
    </style:style>
    <style:style style:name="T34" style:family="text">
      <style:text-properties officeooo:rsid="00119c79"/>
    </style:style>
    <style:style style:name="T35" style:family="text">
      <style:text-properties officeooo:rsid="00123215"/>
    </style:style>
    <style:style style:name="T36" style:family="text">
      <style:text-properties officeooo:rsid="0015f42a"/>
    </style:style>
    <style:style style:name="T37" style:family="text">
      <style:text-properties officeooo:rsid="00175fb5"/>
    </style:style>
    <style:style style:name="T38" style:family="text">
      <style:text-properties officeooo:rsid="00182684"/>
    </style:style>
    <style:style style:name="T39" style:family="text">
      <style:text-properties officeooo:rsid="001abf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Function Objects</text:p>
      <text:p text:style-name="Body_20_Text_20_First">Classes have many, many uses in C++ programs. This Exploration introduces one powerful use of classes to replace functions. This style of programming is especially useful with the standard algorithms.</text:p>
      <text:h text:style-name="Heading_20_1" text:outline-level="1"><text:bookmark-start text:name="fun1"/>The Function Call Operator</text:h>
      <text:p text:style-name="Body_20_Text_20_First">The first step is to take a look at an unusual “operator,” the function call operator, which lets an object behave as a function. Overload this operator the same way you would any other. Its name is <text:span text:style-name="Code_20_Inline">operator()</text:span>. It takes any number of parameters and can have any return type. Listing 4<text:span text:style-name="T1">4</text:span>-1 shows another iteration of the <text:span text:style-name="Code_20_Inline">generate_id</text:span> class (last seen in Listing 41-<text:span text:style-name="T19">9</text:span>), this time replacing the <text:span text:style-name="Code_20_Inline">next()</text:span> member function with the function call operator. In this case, the function has no parameters, so the first set of empty parentheses is the operator name<text:span text:style-name="T2">,</text:span> and the second set is the empty parameter list.</text:p>
      <text:p text:style-name="Code_20_Caption"><text:span text:style-name="T11">Listing 4</text:span><text:span text:style-name="T13">4</text:span><text:span text:style-name="T11">-1.</text:span> Rewriting <text:span text:style-name="Code_20_Inline">generate_id</text:span> to Use the Function Call Operator</text:p>
      <text:p text:style-name="P8">export module id;</text:p>
      <text:p text:style-name="P4"><text:span text:style-name="T23">import </text:span><text:span text:style-name="T19">&lt;iostream&gt;;</text:span></text:p>
      <text:p text:style-name="P4"/>
      <text:p text:style-name="P4"><text:span text:style-name="T19">export </text:span>class generate_id</text:p>
      <text:p text:style-name="P4">{</text:p>
      <text:p text:style-name="P4">public:</text:p>
      <text:p text:style-name="P4"><text:span text:style-name="T20"><text:s text:c="2"/></text:span>generate_id() : counter_{0} {}</text:p>
      <text:p text:style-name="P4"><text:span text:style-name="T20"><text:s text:c="2"/></text:span>long <text:span text:style-name="T23">operator()()</text:span></text:p>
      <text:p text:style-name="P4"><text:soft-page-break/><text:s text:c="2"/>{</text:p>
      <text:p text:style-name="P4"><text:span text:style-name="T20"><text:s text:c="4"/></text:span>if (counter_ == max_counter_)</text:p>
      <text:p text:style-name="P4"><text:span text:style-name="T20"><text:s text:c="6"/></text:span>counter_ = 0;</text:p>
      <text:p text:style-name="P4"><text:span text:style-name="T20"><text:s text:c="4"/></text:span>else</text:p>
      <text:p text:style-name="P4"><text:span text:style-name="T20"><text:s text:c="6"/></text:span>++counter_;</text:p>
      <text:p text:style-name="P4"><text:span text:style-name="T20"><text:s text:c="4"/></text:span>return static_cast&lt;long&gt;(prefix_) * (max_counter_ + 1) + counter_;</text:p>
      <text:p text:style-name="P4"><text:s text:c="2"/>}</text:p>
      <text:p text:style-name="P4">private:</text:p>
      <text:p text:style-name="P4"><text:span text:style-name="T20"><text:s text:c="2"/></text:span>short counter_;</text:p>
      <text:p text:style-name="Code"><text:span text:style-name="T21"><text:s text:c="2"/></text:span><text:span text:style-name="T22">static short prefix_;</text:span></text:p>
      <text:p text:style-name="Code"><text:span text:style-name="T21"><text:s text:c="2"/></text:span><text:span text:style-name="T22">static short const max_counter_ = 32767;</text:span></text:p>
      <text:p text:style-name="Code">};</text:p>
      <text:p text:style-name="P4"/>
      <text:p text:style-name="P4"><text:span text:style-name="T22">short generate_id::prefix_{1};</text:span></text:p>
      <text:p text:style-name="Body_20_Text_20_Cont"><text:span text:style-name="T2">In order to use the function call operator, you must first declare an object of the class type, then use the object name as though it were a function name. Pass arguments to this object the way you would to an ordinary function. The compiler sees the use of the object name as a function and invokes the function call operator. Listing 4</text:span><text:span text:style-name="T6">4</text:span><text:span text:style-name="T2">-</text:span><text:span text:style-name="T7">2</text:span><text:span text:style-name="T2"> shows a sample program that uses a </text:span><text:span text:style-name="Code_20_Inline"><text:span text:style-name="T2">generate_id</text:span></text:span><text:span text:style-name="T2"> function call operator to generate ID codes for new library works. (Remember the </text:span><text:span text:style-name="Code_20_Inline"><text:span text:style-name="T2">work</text:span></text:span><text:span text:style-name="T2"> class from Exploration 38? Collect </text:span><text:span text:style-name="Code_20_Inline"><text:span text:style-name="T2">work</text:span></text:span><text:span text:style-name="T2"> and its derived classes into a </text:span><text:span text:style-name="T28">module</text:span><text:span text:style-name="T2">. Or download a complete </text:span><text:span text:style-name="Code_20_Inline"><text:span text:style-name="T2">library</text:span></text:span><text:span text:style-name="T2"> </text:span><text:span text:style-name="T8">module </text:span><text:span text:style-name="T2">from the book’s web site.) Assume that </text:span><text:span text:style-name="Code_20_Inline"><text:span text:style-name="T2">int_to_id</text:span></text:span><text:span text:style-name="T2"> converts an integer identification into the string format that </text:span><text:span text:style-name="Code_20_Inline"><text:span text:style-name="T2">work</text:span></text:span><text:span text:style-name="T2"> requires and that </text:span><text:span text:style-name="Code_20_Inline"><text:span text:style-name="T2">accession</text:span></text:span><text:span text:style-name="T2"> adds a </text:span><text:span text:style-name="Code_20_Inline"><text:span text:style-name="T2">work</text:span></text:span><text:span text:style-name="T2">-derived object to the library’s database.</text:span></text:p>
      <text:p text:style-name="Code_20_Caption"><text:span text:style-name="T11">Listing 4</text:span><text:span text:style-name="T12">4</text:span><text:span text:style-name="T11">-</text:span><text:span text:style-name="T13">2</text:span><text:span text:style-name="T11">.</text:span> Using a <text:span text:style-name="Code_20_Inline">generate_id</text:span> Object’s Function Call Operator</text:p>
      <text:p text:style-name="Code"><text:span text:style-name="T23">import </text:span>&lt;iostream&gt;;</text:p>
      <text:p text:style-name="P10"><text:span text:style-name="T19">import &lt;string&gt;;</text:span></text:p>
      <text:p text:style-name="P10"><text:span text:style-name="T23">import </text:span>id;</text:p>
      <text:p text:style-name="Code"><text:span text:style-name="T23">import </text:span>library;</text:p>
      <text:p text:style-name="Code"/>
      <text:p text:style-name="Code">bool get_<text:span text:style-name="T25">book</text:span>(std::string&amp; title, <text:span text:style-name="T36">std::string&amp; author, </text:span>int&amp; <text:span text:style-name="T25">pubyear</text:span>)</text:p>
      <text:p text:style-name="Code">{</text:p>
      <text:p text:style-name="Code"><text:span text:style-name="T14"><text:s text:c="2"/></text:span>std::cout &lt;&lt; "<text:span text:style-name="T25">Book </text:span>title: ";</text:p>
      <text:p text:style-name="Code"><text:span text:style-name="T14"><text:s text:c="2"/></text:span>if (not std::getline(std::cin, title))</text:p>
      <text:p text:style-name="Code"><text:span text:style-name="T14"><text:s text:c="4"/></text:span>return false;</text:p>
      <text:p text:style-name="P13"><text:span text:style-name="T14"><text:s text:c="2"/></text:span>std::cout &lt;&lt; "<text:span text:style-name="T25">Author</text:span>: ";</text:p>
      <text:p text:style-name="P13"><text:span text:style-name="T14"><text:s text:c="2"/></text:span>if (not std::getline(std::cin, <text:span text:style-name="T25">author</text:span>))</text:p>
      <text:p text:style-name="P13"><text:span text:style-name="T14"><text:s text:c="4"/></text:span>return false;</text:p>
      <text:p text:style-name="P13"><text:span text:style-name="T14"><text:s text:c="2"/></text:span>std::cout &lt;&lt; "<text:span text:style-name="T25">Year published</text:span>: ";</text:p>
      <text:p text:style-name="Code"><text:span text:style-name="T14"><text:s text:c="2"/></text:span>if (not (std::cin &gt;&gt; <text:span text:style-name="T25">pubyear</text:span>))</text:p>
      <text:p text:style-name="Code"><text:span text:style-name="T14"><text:s text:c="4"/></text:span>return false;</text:p>
      <text:p text:style-name="Code"><text:span text:style-name="T14"><text:s text:c="2"/></text:span>return true;</text:p>
      <text:p text:style-name="Code">}</text:p>
      <text:p text:style-name="Code"><text:soft-page-break/></text:p>
      <text:p text:style-name="Code">int main()</text:p>
      <text:p text:style-name="Code">{</text:p>
      <text:p text:style-name="Code"><text:span text:style-name="T14"><text:s text:c="2"/></text:span>generate_id gen{}; <text:s text:c="10"/>// Create an ID generator</text:p>
      <text:p text:style-name="Code"><text:span text:style-name="T14"><text:s text:c="2"/></text:span>std::string title{};</text:p>
      <text:p text:style-name="Code"><text:s text:c="2"/><text:span text:style-name="T36">std::string author{};</text:span></text:p>
      <text:p text:style-name="Code"><text:span text:style-name="T14"><text:s text:c="2"/></text:span>int <text:span text:style-name="T25">pubyear</text:span>{};</text:p>
      <text:p text:style-name="Code"><text:span text:style-name="T14"><text:s text:c="2"/></text:span>while (get_<text:span text:style-name="T25">book</text:span>(title, <text:span text:style-name="T25">author, pubyear</text:span>))</text:p>
      <text:p text:style-name="Code"><text:span text:style-name="T14"><text:s text:c="2"/></text:span>{</text:p>
      <text:p text:style-name="P13"><text:span text:style-name="T14"><text:s text:c="4"/></text:span><text:span text:style-name="T26">book</text:span> <text:span text:style-name="T39">b</text:span>(int_to_id(gen()), title, <text:span text:style-name="T25">author, pubyear</text:span>);</text:p>
      <text:p text:style-name="Code"><text:span text:style-name="T14"><text:s text:c="4"/></text:span>accession(<text:span text:style-name="T39">b</text:span>);</text:p>
      <text:p text:style-name="Code"><text:span text:style-name="T14"><text:s text:c="2"/></text:span>}</text:p>
      <text:p text:style-name="Code">}</text:p>
      <text:h text:style-name="Heading_20_1" text:outline-level="1"><text:bookmark-start text:name="fun2"/><text:bookmark-end text:name="fun1"/>Function Objects</text:h>
      <text:p text:style-name="Body_20_Text_20_First">A <text:span text:style-name="Emphasis"><text:span text:style-name="T16">function object</text:span></text:span> or <text:span text:style-name="Emphasis"><text:span text:style-name="T16">functor</text:span></text:span> is an object of class type for a class that overloads the function call operator. Informally, programmers sometimes also speak of the class as a “function object,” with the understanding that the actual function objects are the variables defined with that class type.</text:p>
      <text:p text:style-name="P7">Exploration 23 <text:span text:style-name="T34">introduced lambdas, which are similar to functor classes.</text:span> <text:span text:style-name="T31">There are a few key differences. </text:span><text:span text:style-name="T2">Suppose you need a vector that contains integers of increasing value. For example, a vector of size 10 would contain the values 1, 2, 3, ..., 8, 9, 10. The </text:span><text:span text:style-name="Code_20_Inline"><text:span text:style-name="T2">std::</text:span></text:span><text:span text:style-name="Code_20_Inline"><text:span text:style-name="T9">ranges::</text:span></text:span><text:span text:style-name="Code_20_Inline"><text:span text:style-name="T2">generate</text:span></text:span><text:span text:style-name="T2"> algorithm takes an iterator range and calls a function or functor for each element of the range, assigning the result of the functor to successive elements. </text:span><text:span text:style-name="Strong_20_Emphasis"><text:span text:style-name="T2">Write a lambda to use as the final argument to </text:span></text:span><text:span text:style-name="Code_20_Inline"><text:span text:style-name="T3">std::</text:span></text:span><text:span text:style-name="Code_20_Inline"><text:span text:style-name="T4">ranges::</text:span></text:span><text:span text:style-name="Code_20_Inline"><text:span text:style-name="T3">generate</text:span></text:span><text:span text:style-name="Strong_20_Emphasis"><text:span text:style-name="T2">.</text:span></text:span><text:span text:style-name="T2"> (Construct a vector of a specific size by passing the desired size </text:span><text:span text:style-name="T10">and a value</text:span><text:span text:style-name="T2"> </text:span><text:span text:style-name="T30">as arguments</text:span><text:span text:style-name="T2">. </text:span><text:span text:style-name="T10">The vector is initialized with </text:span><text:span text:style-name="T30">so many copies of the value. </text:span><text:span text:style-name="T29">U</text:span><text:span text:style-name="T2">se parentheses instead of curly braces to </text:span><text:span text:style-name="T9">ensure the compiler does not think the </text:span><text:span text:style-name="T29">argument</text:span><text:span text:style-name="T9">s </text:span><text:span text:style-name="T10">are </text:span><text:span text:style-name="T9">actually the first element</text:span><text:span text:style-name="T10">s</text:span><text:span text:style-name="T9"> of the vector instead of the size </text:span><text:span text:style-name="T10">and value</text:span><text:span text:style-name="T2">.) Compare your solution with mine in Listing 4</text:span><text:span text:style-name="T6">4</text:span><text:span text:style-name="T2">-</text:span><text:span text:style-name="T9">3</text:span><text:span text:style-name="T2">.</text:span></text:p>
      <text:p text:style-name="Code_20_Caption"><text:span text:style-name="T11">Listing 4</text:span><text:span text:style-name="T12">4</text:span><text:span text:style-name="T11">-</text:span><text:span text:style-name="T13">3</text:span><text:span text:style-name="T11">.</text:span> The Main Program for Generating Successive Integers</text:p>
      <text:p text:style-name="P16"><text:span text:style-name="T24">import</text:span> &lt;algorithm&gt;;</text:p>
      <text:p text:style-name="P15">import &lt;iostream&gt;;</text:p>
      <text:p text:style-name="P14">import &lt;iterator&gt;;</text:p>
      <text:p text:style-name="P16"><text:span text:style-name="T24">import </text:span>&lt;vector&gt;;</text:p>
      <text:p text:style-name="P16"/>
      <text:p text:style-name="P16">int main()</text:p>
      <text:p text:style-name="P16">{</text:p>
      <text:p text:style-name="P16"><text:span text:style-name="T14"><text:s text:c="2"/></text:span>std::vector&lt;int&gt; vec(10, <text:span text:style-name="T39">0</text:span>);</text:p>
      <text:p text:style-name="P16"><text:soft-page-break/><text:span text:style-name="T14"><text:s text:c="2"/></text:span>int state;</text:p>
      <text:p text:style-name="P16"><text:span text:style-name="T14"><text:s text:c="2"/></text:span>std::<text:span text:style-name="T33">ranges::</text:span>generate(vec, [&amp;state]() { return ++state; });</text:p>
      <text:p text:style-name="P16"><text:s text:c="2"/><text:span text:style-name="T38">std::ranges::copy(vec, std::ostream_iterator&lt;int&gt;(std::cout, "\n"));</text:span></text:p>
      <text:p text:style-name="P16">}</text:p>
      <text:p text:style-name="Body_20_Text_20_Cont"><text:span text:style-name="T2">Okay, that was easy, but the solution is not very general. The lambda cannot be reused anywhere else. It needs the </text:span><text:span text:style-name="Code_20_Inline"><text:span text:style-name="T2">state</text:span></text:span><text:span text:style-name="T2"> variable, and you can have only one such lambda per state variable. Can you think of a way to write a lambda such that you can have more than one generator, each with its own state? That’s much harder to do with lambdas, but easy with functors. </text:span><text:span text:style-name="T17">Write a functor class to generate successive integers, so the functor can be used with the </text:span><text:span text:style-name="Code_20_Inline"><text:span text:style-name="T3">generate</text:span></text:span><text:span text:style-name="T17"> algorithm.</text:span><text:span text:style-name="T2"> Name the class </text:span><text:span text:style-name="Code_20_Inline"><text:span text:style-name="T2">sequence</text:span></text:span><text:span text:style-name="T2">. The constructor takes two arguments: the first specifies the initial value of the sequence, and the second is the increment. Each time you call the function call operator, it returns the generator value, then increments that value, which will be the value returned on the next invocation of the function call operator. Listing 4</text:span><text:span text:style-name="T6">4</text:span><text:span text:style-name="T2">-</text:span><text:span text:style-name="T7">4</text:span><text:span text:style-name="T2"> shows the main program. Write your solution in a separate </text:span><text:span text:style-name="T29">module</text:span><text:span text:style-name="T2">,</text:span><text:span text:style-name="WW-Default_20_Paragraph_20_Font"><text:span text:style-name="T2"> </text:span></text:span><text:span text:style-name="Code_20_Inline"><text:span text:style-name="T5">sequence</text:span></text:span><text:span text:style-name="T2">.</text:span></text:p>
      <text:p text:style-name="Code_20_Caption"><text:span text:style-name="T11">Listing 4</text:span><text:span text:style-name="T12">4</text:span><text:span text:style-name="T11">-</text:span><text:span text:style-name="T13">4</text:span><text:span text:style-name="T11">.</text:span> The Main Program for Generating Successive Integers</text:p>
      <text:p text:style-name="Code"><text:span text:style-name="T24">import</text:span> &lt;algorithm&gt;;</text:p>
      <text:p text:style-name="P11"><text:span text:style-name="T24">import</text:span> &lt;iostream&gt;;</text:p>
      <text:p text:style-name="P11"><text:span text:style-name="T24">import</text:span> &lt;iterator&gt;;</text:p>
      <text:p text:style-name="P11"><text:span text:style-name="T24">import</text:span> &lt;vector&gt;;</text:p>
      <text:p text:style-name="Code"/>
      <text:p text:style-name="P11"><text:span text:style-name="T24">import</text:span> sequence;</text:p>
      <text:p text:style-name="Code"/>
      <text:p text:style-name="Code">int main()</text:p>
      <text:p text:style-name="Code">{</text:p>
      <text:p text:style-name="Code"><text:span text:style-name="T14"><text:s text:c="2"/></text:span>int size{};</text:p>
      <text:p text:style-name="Code"><text:span text:style-name="T14"><text:s text:c="2"/></text:span>std::cout &lt;&lt; "How many integers do you want? ";</text:p>
      <text:p text:style-name="Code"><text:span text:style-name="T14"><text:s text:c="2"/></text:span>std::cin &gt;&gt; size;</text:p>
      <text:p text:style-name="Code"><text:span text:style-name="T14"><text:s text:c="2"/></text:span>int first{};</text:p>
      <text:p text:style-name="Code"><text:span text:style-name="T14"><text:s text:c="2"/></text:span>std::cout &lt;&lt; "What is the first integer? ";</text:p>
      <text:p text:style-name="Code"><text:span text:style-name="T14"><text:s text:c="2"/></text:span>std::cin &gt;&gt; first;</text:p>
      <text:p text:style-name="Code"><text:span text:style-name="T14"><text:s text:c="2"/></text:span>int step{};</text:p>
      <text:p text:style-name="Code"><text:span text:style-name="T14"><text:s text:c="2"/></text:span>std::cout &lt;&lt; "What is the interval between successive integers? ";</text:p>
      <text:p text:style-name="Code"><text:span text:style-name="T14"><text:s text:c="2"/></text:span>std::cin &gt;&gt; step;</text:p>
      <text:p text:style-name="P3"><text:s/></text:p>
      <text:p text:style-name="Code"><text:span text:style-name="T14"><text:s text:c="2"/></text:span>std::vector&lt;int&gt; data(size);</text:p>
      <text:p text:style-name="Code"><text:span text:style-name="T14"><text:s text:c="2"/></text:span>// Generate the integers to fill the vector.</text:p>
      <text:p text:style-name="Code"><text:span text:style-name="T14"><text:s text:c="2"/></text:span>std::<text:span text:style-name="T34">ranges::</text:span>generate(data, sequence(first, step));</text:p>
      <text:p text:style-name="Code"/>
      <text:p text:style-name="Code"><text:span text:style-name="T14"><text:s text:c="2"/></text:span>// Print the resulting integers, one per line.</text:p>
      <text:p text:style-name="Code"><text:span text:style-name="T14"><text:s text:c="2"/></text:span>std::<text:span text:style-name="T34">ranges::</text:span>copy(data,<text:span text:style-name="T14"> </text:span>std::ostream_iterator&lt;int&gt;(std::cout, "\n"));</text:p>
      <text:p text:style-name="Code">}</text:p>
      <text:p text:style-name="Body_20_Text_20_Cont"><text:soft-page-break/>Compare your solution <text:span text:style-name="T35">for the </text:span><text:span text:style-name="Code_20_Inline"><text:span text:style-name="T35">sequence</text:span></text:span><text:span text:style-name="T35"> module </text:span>with mine, shown in Listing 4<text:span text:style-name="T18">4</text:span>-<text:span text:style-name="T19">5</text:span>.</text:p>
      <text:p text:style-name="Code_20_Caption"><text:span text:style-name="T11">Listing 4</text:span><text:span text:style-name="T12">4</text:span><text:span text:style-name="T11">-</text:span><text:span text:style-name="T13">5</text:span><text:span text:style-name="T11">.</text:span> The <text:span text:style-name="Code_20_Inline">sequence</text:span> <text:span text:style-name="T32">Module</text:span></text:p>
      <text:p text:style-name="P12">export module sequence;</text:p>
      <text:p text:style-name="P12"/>
      <text:p text:style-name="Code">/// Generate a sequence of integers.</text:p>
      <text:p text:style-name="Code"><text:span text:style-name="T35">export </text:span>class sequence</text:p>
      <text:p text:style-name="Code">{</text:p>
      <text:p text:style-name="Code">public:</text:p>
      <text:p text:style-name="Code"><text:span text:style-name="T14"><text:s text:c="2"/></text:span>/// Construct the functor.</text:p>
      <text:p text:style-name="Code"><text:span text:style-name="T14"><text:s text:c="2"/></text:span>/// @param start the first value the generator returns</text:p>
      <text:p text:style-name="Code"><text:span text:style-name="T14"><text:s text:c="2"/></text:span>/// @param step increment the value by this much for each call</text:p>
      <text:p text:style-name="P5"><text:span text:style-name="T14"><text:s text:c="2"/></text:span><text:span text:style-name="T27">i</text:span><text:span text:style-name="T15">nline </text:span>sequence(int start, int step ) : value_{start}, step_{step} {}</text:p>
      <text:p text:style-name="P5"><text:span text:style-name="T14"><text:s text:c="2"/></text:span><text:span text:style-name="T27">i</text:span><text:span text:style-name="T15">nline </text:span>sequence(int start) : sequence{start, 1} {}</text:p>
      <text:p text:style-name="P5"><text:span text:style-name="T14"><text:s text:c="2"/></text:span><text:span text:style-name="T27">i</text:span><text:span text:style-name="T15">nline </text:span>sequence() : sequence{0} {}</text:p>
      <text:p text:style-name="Code"/>
      <text:p text:style-name="Code"><text:span text:style-name="T14"><text:s text:c="2"/></text:span>/// Return the current value in the sequence, and increment the value.</text:p>
      <text:p text:style-name="Code"><text:span text:style-name="T14"><text:s text:c="2"/></text:span><text:span text:style-name="T27">i</text:span><text:span text:style-name="T15">nline </text:span>int operator()()</text:p>
      <text:p text:style-name="Code"><text:span text:style-name="T14"><text:s text:c="2"/></text:span>{</text:p>
      <text:p text:style-name="Code"><text:span text:style-name="T14"><text:s text:c="4"/></text:span>int result(value_);</text:p>
      <text:p text:style-name="Code"><text:span text:style-name="T14"><text:s text:c="4"/></text:span>value_ = value_ + step_;</text:p>
      <text:p text:style-name="Code"><text:span text:style-name="T14"><text:s text:c="4"/></text:span>return result;</text:p>
      <text:p text:style-name="Code"><text:span text:style-name="T14"><text:s text:c="2"/></text:span>}</text:p>
      <text:p text:style-name="Code">private:</text:p>
      <text:p text:style-name="Code"><text:span text:style-name="T14"><text:s text:c="2"/></text:span>int value_;</text:p>
      <text:p text:style-name="Code"><text:span text:style-name="T14"><text:s text:c="2"/></text:span>int const step_;</text:p>
      <text:p text:style-name="Code">};</text:p>
      <text:p text:style-name="Body_20_Text_20_Cont"><text:span text:style-name="T2">The </text:span><text:span text:style-name="Code_20_Inline"><text:span text:style-name="T2">generate</text:span></text:span><text:span text:style-name="T2"> algorithm has a partner, </text:span><text:span text:style-name="Code_20_Inline"><text:span text:style-name="T2">generate_n</text:span></text:span><text:span text:style-name="T2">, which specifies an input range with an iterator for the start of the range and an integer for the size of the range. The next Exploration examines this and several other useful algorithms.</text:span></text:p>
      <text:p text:style-name="Body_20_Text_20_Cont"><text:bookmark-end text:name="fun2"/><text:bookmark text:name="Ref_Chapte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Wingdings" svg:font-family="Wingdings" style:font-pitch="variable" style:font-charset="x-symbol"/>
    <style:font-face style:name="ZapfDingbats" svg:font-family="ZapfDingbats" style:font-family-generic="decorative"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Utopia-Bold" svg:font-family="Utopia-Bold, 'MS Mincho'" style:font-pitch="variable"/>
    <style:font-face style:name="Utopia-Italic" svg:font-family="Utopia-Italic, 'MS Mincho'" style:font-pitch="variable"/>
    <style:font-face style:name="ZapfDingbats1" svg:font-family="ZapfDingbats" style:font-family-generic="decorative" style:font-pitch="variable"/>
    <style:font-face style:name="TheSansMonoConNormal2" svg:font-family="TheSansMonoConNormal, Arial" style:font-family-generic="modern" style:font-pitch="variable"/>
    <style:font-face style:name="TheSansMonoConNormal3" svg:font-family="TheSansMonoConNormal, 'MS Mincho'" style:font-family-generic="modern" style:font-pitch="variable"/>
    <style:font-face style:name="Book Antiqua" svg:font-family="'Book Antiqua'"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PMingLiU" svg:font-family="PMingLiU, 新細明體" style:font-family-generic="roman" style:font-pitch="variable"/>
    <style:font-face style:name="TheSansMonoConNormal1" svg:font-family="TheSansMonoConNormal"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Arial"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CommonBullets" svg:font-family="CommonBullets" style:font-family-generic="swiss" style:font-pitch="variable"/>
    <style:font-face style:name="HelveticaNeue Condensed" svg:font-family="'HelveticaNeue Condensed'" style:font-family-generic="swiss" style:font-pitch="variable"/>
    <style:font-face style:name="HelveticaNeue MediumCond" svg:font-family="'HelveticaNeue MediumCond'" style:font-family-generic="swiss" style:font-pitch="variable"/>
    <style:font-face style:name="HelveticaNeue MediumCond1" svg:font-family="'HelveticaNeue MediumCond', 'Arial Unicode MS'" style:font-family-generic="swiss" style:font-pitch="variable"/>
    <style:font-face style:name="HelveticaNeue MediumExt" svg:font-family="'HelveticaNeue MediumExt'"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TheSansMonoConBlack" svg:font-family="TheSansMonoConBlack" style:font-family-generic="swiss" style:font-pitch="variable"/>
    <style:font-face style:name="TheSansMonoConNormal" svg:font-family="TheSansMonoConNormal" style:font-family-generic="swiss" style:font-pitch="variable"/>
    <style:font-face style:name="Trebuchet MS" svg:font-family="'Trebuchet M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2" fo:widows="2" style:writing-mode="lr-tb"/>
      <style:text-properties style:use-window-font-color="true" style:font-name="Calibri" fo:font-family="Calibri" style:font-family-generic="swiss" style:font-pitch="variable" fo:font-size="11pt" fo:language="en" fo:country="GB"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fo:line-height="0.222in" fo:text-align="justify" style:justify-single-word="false" style:text-autospace="non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Standard" style:next-style-name="Standard" style:default-outline-level="1"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20pt" fo:font-weight="bold" style:font-size-asian="20pt" style:font-weight-asian="bold" style:font-name-complex="HelveticaNeue Condensed" style:font-family-complex="'HelveticaNeue Condensed'" style:font-family-generic-complex="swiss" style:font-pitch-complex="variable" style:font-size-complex="18pt"/>
    </style:style>
    <style:style style:name="Heading_20_2" style:display-name="Heading 2" style:family="paragraph" style:parent-style-name="Standard" style:next-style-name="Standard" style:default-outline-level="2"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8pt" fo:font-weight="bold" style:font-size-asian="18pt" style:font-weight-asian="bold" style:font-name-complex="HelveticaNeue Condensed" style:font-family-complex="'HelveticaNeue Condensed'" style:font-family-generic-complex="swiss" style:font-pitch-complex="variable" style:font-size-complex="14pt"/>
    </style:style>
    <style:style style:name="Heading_20_3" style:display-name="Heading 3" style:family="paragraph" style:parent-style-name="Standard" style:next-style-name="Standard" style:default-outline-level="3"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6pt" fo:font-weight="bold" style:font-size-asian="16pt" style:font-weight-asian="bold" style:font-name-complex="HelveticaNeue Condensed" style:font-family-complex="'HelveticaNeue Condensed'" style:font-family-generic-complex="swiss" style:font-pitch-complex="variable" style:font-size-complex="14pt"/>
    </style:style>
    <style:style style:name="Heading_20_4" style:display-name="Heading 4" style:family="paragraph" style:parent-style-name="Standard" style:next-style-name="Standard" style:default-outline-level="4" style:class="text">
      <style:paragraph-properties fo:margin-top="0.25in" fo:margin-bottom="0.0835in" loext:contextual-spacing="true" fo:line-height="100%" fo:keep-with-next="always"/>
      <style:text-properties style:font-name="HelveticaNeue Condensed" fo:font-family="'HelveticaNeue Condensed'" style:font-family-generic="swiss" style:font-pitch="variable" fo:font-size="14pt" fo:letter-spacing="-0.0043in" fo:font-weight="bold" style:font-size-asian="14pt" style:font-weight-asian="bold" style:font-name-complex="HelveticaNeue Condensed" style:font-family-complex="'HelveticaNeue Condensed'" style:font-family-generic-complex="swiss" style:font-pitch-complex="variable" style:font-size-complex="12pt"/>
    </style:style>
    <style:style style:name="Heading_20_5" style:display-name="Heading 5" style:family="paragraph" style:parent-style-name="Standard" style:next-style-name="Standard" style:default-outline-level="5" style:class="text">
      <style:paragraph-properties fo:margin-top="0.25in" fo:margin-bottom="0.1665in" loext:contextual-spacing="false" fo:line-height="100%"/>
      <style:text-properties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style:text-properties style:font-name="HelveticaNeue Condensed" fo:font-family="'HelveticaNeue Condensed'" style:font-family-generic="swiss" style:font-pitch="variable" fo:font-weight="bold" style:font-name-asian="PMingLiU" style:font-family-asian="PMingLiU, 新細明體" style:font-family-generic-asian="roman" style:font-pitch-asian="variable" style:font-weight-asian="bold" style:font-name-complex="HelveticaNeue Condensed" style:font-family-complex="'HelveticaNeue Condensed'" style:font-family-generic-complex="swiss" style:font-pitch-complex="variable" style:font-weight-complex="bold"/>
    </style:style>
    <style:style style:name="Bullet" style:family="paragraph" style:parent-style-name="Standard">
      <style:paragraph-properties fo:margin-left="0.6492in" fo:margin-right="0.5984in" fo:margin-top="0.0835in" fo:margin-bottom="0.0835in" loext:contextual-spacing="false" style:line-height-at-least="0.222in" fo:keep-together="always" fo:text-indent="-0.248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Chapter_20_Number" style:display-name="Chapter Number" style:family="paragraph" style:next-style-name="Standard">
      <style:paragraph-properties fo:margin-top="0in" fo:margin-bottom="0.8335in" loext:contextual-spacing="false" fo:orphans="2" fo:widows="2" fo:keep-with-next="always"/>
      <style:text-properties fo:text-transform="uppercase" style:use-window-font-color="true" style:font-name="Arial" fo:font-family="Arial" style:font-family-generic="swiss" style:font-pitch="variable" fo:font-size="18pt" fo:language="en" fo:country="US" fo:font-weight="bold" style:font-name-asian="Times New Roman" style:font-family-asian="'Times New Roman'" style:font-family-generic-asian="roman" style:font-pitch-asian="variable" style:font-size-asian="18pt" style:font-weight-asian="bold" style:font-name-complex="Arial" style:font-family-complex="Arial" style:font-family-generic-complex="swiss" style:font-pitch-complex="variable" style:font-size-complex="14pt" style:language-complex="ar" style:country-complex="SA"/>
    </style:style>
    <style:style style:name="Chapter_20_Title" style:display-name="Chapter Title" style:family="paragraph" style:next-style-name="Standard">
      <style:paragraph-properties fo:margin-top="0.1665in" fo:margin-bottom="0.5in" loext:contextual-spacing="false" fo:orphans="2" fo:widows="2"/>
      <style:text-properties style:use-window-font-color="true" style:font-name="Arial Narrow" fo:font-family="'Arial Narrow'" style:font-family-generic="swiss" style:font-pitch="variable" fo:font-size="40pt" fo:language="en" fo:country="US" fo:font-weight="bold" style:font-name-asian="Times New Roman" style:font-family-asian="'Times New Roman'" style:font-family-generic-asian="roman" style:font-pitch-asian="variable" style:font-size-asian="40pt" style:font-weight-asian="bold" style:font-name-complex="Arial Narrow" style:font-family-complex="'Arial Narrow'" style:font-family-generic-complex="swiss" style:font-pitch-complex="variable" style:font-size-complex="24pt" style:language-complex="ar" style:country-complex="SA"/>
    </style:style>
    <style:style style:name="Figure_20_Caption" style:display-name="Figure Caption" style:family="paragraph" style:next-style-name="Standard">
      <style:paragraph-properties fo:margin-top="0.278in" fo:margin-bottom="0.1665in" loext:contextual-spacing="true" fo:orphans="2" fo:widows="2">
        <style:tab-stops>
          <style:tab-stop style:position="0.4in"/>
        </style:tab-stops>
      </style:paragraph-properties>
      <style:text-properties style:use-window-font-color="true" style:font-name="Utopia" fo:font-family="Utopia" style:font-family-generic="roman" style:font-pitch="variable" fo:font-size="12pt" fo:language="en" fo:country="US" fo:font-style="italic" style:font-name-asian="Times New Roman" style:font-family-asian="'Times New Roman'" style:font-family-generic-asian="roman" style:font-pitch-asian="variable" style:font-size-asian="12pt" style:language-asian="none" style:country-asian="none" style:font-style-asian="italic" style:font-name-complex="Utopia" style:font-family-complex="Utopia" style:font-family-generic-complex="roman" style:font-pitch-complex="variable" style:font-size-complex="10pt" style:language-complex="ar" style:country-complex="SA"/>
    </style:style>
    <style:style style:name="Code_20_Caption" style:display-name="Code Caption" style:family="paragraph" style:parent-style-name="Standard" style:next-style-name="Standard">
      <style:paragraph-properties fo:margin-top="0.3193in" fo:margin-bottom="0.139in" loext:contextual-spacing="true"/>
      <style:text-properties style:font-name="Utopia" fo:font-family="Utopia" style:font-family-generic="roman" style:font-pitch="variable" fo:language="none" fo:country="none" fo:font-style="italic" style:language-asian="none" style:country-asian="none" style:font-style-asian="italic" style:font-name-complex="Utopia" style:font-family-complex="Utopia" style:font-family-generic-complex="roman" style:font-pitch-complex="variable"/>
    </style:style>
    <style:style style:name="Code" style:family="paragraph" style:parent-style-name="Standard">
      <style:paragraph-properties fo:margin-top="0.0835in" fo:margin-bottom="0.0835in" loext:contextual-spacing="true" fo:line-height="100%"/>
      <style:text-properties style:font-name="TheSansMonoConNormal1" fo:font-family="TheSansMonoConNormal" style:font-family-generic="roman" style:font-pitch="variable" fo:language="none" fo:country="none" style:language-asian="none" style:country-asian="none" style:font-name-complex="TheSansMonoConNormal1" style:font-family-complex="TheSansMonoConNormal" style:font-family-generic-complex="roman" style:font-pitch-complex="variable"/>
    </style:style>
    <style:style style:name="Bullet_20_Sub_20_List" style:display-name="Bullet Sub List" style:family="paragraph" style:parent-style-name="Bullet" style:next-style-name="Standard">
      <style:paragraph-properties fo:margin-left="0.95in" fo:margin-right="0.5984in" fo:text-indent="-0.248in" style:auto-text-indent="false"/>
    </style:style>
    <style:style style:name="Num_20_Sub_20_List" style:display-name="Num Sub List" style:family="paragraph" style:parent-style-name="Standard">
      <style:paragraph-properties fo:margin-left="0in" fo:margin-right="1in" fo:margin-top="0.0835in" fo:margin-bottom="0.0835in" loext:contextual-spacing="false" fo:line-height="100%" fo:text-align="justify" style:justify-single-word="false"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FM_20_Copyright" style:display-name="FM Copyright" style:family="paragraph">
      <style:paragraph-properties fo:margin-top="0.0835in" fo:margin-bottom="0.0835in" loext:contextual-spacing="false" fo:orphans="2" fo:widows="2"/>
      <style:text-properties style:use-window-font-color="true" style:font-name="Times New Roman" fo:font-family="'Times New Roman'" style:font-family-generic="roman" style:font-pitch="variable" fo:font-size="10.5pt" fo:language="en" fo:country="US" style:font-name-asian="Times New Roman" style:font-family-asian="'Times New Roman'" style:font-family-generic-asian="roman" style:font-pitch-asian="variable" style:font-size-asian="10.5pt" style:font-name-complex="Times New Roman" style:font-family-complex="'Times New Roman'" style:font-family-generic-complex="roman" style:font-pitch-complex="variable" style:font-size-complex="10pt" style:language-complex="ar" style:country-complex="SA"/>
    </style:style>
    <style:style style:name="FM_20_Copyright_20_Title" style:display-name="FM Copyright Title" style:family="paragraph" style:parent-style-name="Standard">
      <style:paragraph-properties fo:margin-top="0.0693in" fo:margin-bottom="0.0693in" loext:contextual-spacing="false" fo:line-height="100%" fo:text-align="justify" style:justify-single-word="false"/>
      <style:text-properties style:font-name="Utopia Bold" fo:font-family="'Utopia Bold'" style:font-family-generic="roman" style:font-pitch="variable" fo:font-size="9.5pt" style:font-name-asian="Times New Roman" style:font-family-asian="'Times New Roman'" style:font-family-generic-asian="roman" style:font-pitch-asian="variable" style:font-size-asian="9.5pt" style:font-name-complex="Times New Roman" style:font-family-complex="'Times New Roman'" style:font-family-generic-complex="roman" style:font-pitch-complex="variable" style:font-size-complex="10pt"/>
    </style:style>
    <style:style style:name="Index_20_1" style:display-name="Index 1" style:family="paragraph" style:parent-style-name="Standard" style:next-style-name="Standard" style:class="index">
      <style:paragraph-properties fo:margin-left="0.5in" fo:margin-right="0in" fo:text-indent="-0.5in" style:auto-text-indent="false"/>
    </style:style>
    <style:style style:name="Index_20_2" style:display-name="Index 2" style:family="paragraph" style:parent-style-name="Standard" style:next-style-name="Standard" style:class="index">
      <style:paragraph-properties fo:margin-left="0.5in" fo:margin-right="0in" fo:text-indent="-0.3in" style:auto-text-indent="false"/>
    </style:style>
    <style:style style:name="Index_20_3" style:display-name="Index 3" style:family="paragraph" style:parent-style-name="Standard" style:next-style-name="Standard" style:class="index">
      <style:paragraph-properties fo:margin-left="0.5in" fo:margin-right="0in" fo:text-indent="-0.1in" style:auto-text-indent="false"/>
    </style:style>
    <style:style style:name="Part_20_Text" style:display-name="Part Text" style:family="paragraph" style:parent-style-name="Standard" style:next-style-name="Standard">
      <style:paragraph-properties fo:margin-top="0in" fo:margin-bottom="0in" loext:contextual-spacing="true" fo:line-height="100%"/>
      <style:text-properties style:font-name="Book Antiqua" fo:font-family="'Book Antiqua'" style:font-family-generic="roman" style:font-pitch="variable" fo:letter-spacing="-0.0043in" style:font-name-complex="Book Antiqua" style:font-family-complex="'Book Antiqua'" style:font-family-generic-complex="roman" style:font-pitch-complex="variable"/>
    </style:style>
    <style:style style:name="Part_20_Number" style:display-name="Part Number" style:family="paragraph" style:parent-style-name="Standard" style:next-style-name="Standard">
      <style:paragraph-properties fo:margin-top="0.4165in" fo:margin-bottom="0.1665in" loext:contextual-spacing="true" fo:line-height="100%"/>
      <style:text-properties fo:text-transform="uppercase" style:font-name="Arial" fo:font-family="Arial" style:font-family-generic="swiss" style:font-pitch="variable" fo:font-size="26pt" fo:font-weight="bold" style:font-size-asian="26pt" style:font-weight-asian="bold" style:font-name-complex="Arial" style:font-family-complex="Arial" style:font-family-generic-complex="swiss" style:font-pitch-complex="variable" style:font-size-complex="14pt"/>
    </style:style>
    <style:style style:name="Part_20_Title" style:display-name="Part Title" style:family="paragraph" style:parent-style-name="Standard" style:next-style-name="Standard">
      <style:paragraph-properties fo:margin-top="0.4165in" fo:margin-bottom="0.8335in" loext:contextual-spacing="true" fo:line-height="100%"/>
      <style:text-properties style:font-name="Arial" fo:font-family="Arial" style:font-family-generic="swiss" style:font-pitch="variable" fo:font-size="32pt" fo:font-weight="bold" style:font-size-asian="32pt" style:font-weight-asian="bold" style:font-name-complex="Arial" style:font-family-complex="Arial" style:font-family-generic-complex="swiss" style:font-pitch-complex="variable" style:font-size-complex="24pt"/>
    </style:style>
    <style:style style:name="Quote" style:family="paragraph" style:parent-style-name="Standard" style:next-style-name="Text_20_body">
      <style:paragraph-properties fo:margin-left="0.2992in" fo:margin-right="0.2992in" fo:margin-top="0.25in" fo:margin-bottom="0.1665in" loext:contextual-spacing="true" fo:text-align="justify" style:justify-single-word="false" fo:text-indent="0in" style:auto-text-indent="false"/>
      <style:text-properties style:font-name="Utopia" fo:font-family="Utopia" style:font-family-generic="roman" style:font-pitch="variable" fo:font-size="12pt" fo:font-style="italic" style:font-size-asian="12pt" style:font-style-asian="italic" style:font-name-complex="Utopia" style:font-family-complex="Utopia" style:font-family-generic-complex="roman" style:font-pitch-complex="variable" style:font-style-complex="italic"/>
    </style:style>
    <style:style style:name="Results" style:family="paragraph" style:parent-style-name="Standard">
      <style:paragraph-properties fo:margin-left="0.1in" fo:margin-right="0.1in" fo:margin-top="0.1665in" fo:margin-bottom="0.1665in" loext:contextual-spacing="false" fo:text-indent="0in" style:auto-text-indent="false" fo:padding-left="0in" fo:padding-right="0in" fo:padding-top="0.0693in" fo:padding-bottom="0.0693in" fo:border-left="none" fo:border-right="none" fo:border-top="2.24pt solid #999999" fo:border-bottom="2.24pt solid #999999"/>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Body" style:display-name="Exercise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Exercise_20_Num_20_List" style:display-name="Exercise Num List" style:family="paragraph" style:parent-style-name="Exercise_20_Body">
      <style:paragraph-properties fo:margin-left="0.2in" fo:margin-right="0.5909in" fo:margin-top="0.0835in" fo:margin-bottom="0.0835in" loext:contextual-spacing="false" fo:text-indent="0in" style:auto-text-indent="false"/>
    </style:style>
    <style:style style:name="Exercise_20_Bullet" style:display-name="Exercise Bullet" style:family="paragraph" style:parent-style-name="Standard">
      <style:paragraph-properties fo:margin-left="0.9846in" fo:margin-right="0.5909in" fo:margin-top="0.0835in" fo:margin-bottom="0.0835in" loext:contextual-spacing="false" fo:text-indent="-0.3937in" style:auto-text-indent="false"/>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B_20_Code" style:display-name="SB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Table_20_Text" style:display-name="Table Text" style:family="paragraph">
      <style:paragraph-properties fo:margin-top="0.111in" fo:margin-bottom="0.111in" loext:contextual-spacing="true" fo:line-height="150%" fo:orphans="2" fo:widows="2"/>
      <style:text-properties style:use-window-font-color="true" style:font-name="HelveticaNeue Condensed" fo:font-family="'HelveticaNeue Condensed'" style:font-family-generic="swiss" style:font-pitch="variable" fo:font-size="11pt" fo:language="en" fo:country="US" style:font-name-asian="Times New Roman" style:font-family-asian="'Times New Roman'" style:font-family-generic-asian="roman" style:font-pitch-asian="variable" style:font-size-asian="11pt" style:font-name-complex="HelveticaNeue Condensed" style:font-family-complex="'HelveticaNeue Condensed'" style:font-family-generic-complex="swiss" style:font-pitch-complex="variable" style:font-size-complex="10pt" style:language-complex="ar" style:country-complex="SA"/>
    </style:style>
    <style:style style:name="Table_20_Caption" style:display-name="Table Caption" style:family="paragraph" style:parent-style-name="Figure_20_Caption" style:next-style-name="Standard">
      <style:paragraph-properties fo:margin-top="0.278in" fo:margin-bottom="0.0835in" loext:contextual-spacing="true"/>
    </style:style>
    <style:style style:name="Table_20_Head" style:display-name="Table Head" style:family="paragraph" style:next-style-name="Standard">
      <style:paragraph-properties fo:margin-top="0.0417in" fo:margin-bottom="0.0417in" loext:contextual-spacing="false" fo:line-height="0.1665in" fo:orphans="2" fo:widows="2" fo:keep-with-next="always"/>
      <style:text-properties style:use-window-font-color="true" style:font-name="HelveticaNeue Condensed" fo:font-family="'HelveticaNeue Condensed'"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HelveticaNeue Condensed" style:font-family-complex="'HelveticaNeue Condensed'" style:font-family-generic-complex="swiss" style:font-pitch-complex="variable" style:font-size-complex="10pt" style:language-complex="ar" style:country-complex="SA"/>
    </style:style>
    <style:style style:name="Table_20_Footnote" style:display-name="Table Footnote" style:family="paragraph" style:parent-style-name="Standard" style:next-style-name="Standard">
      <style:paragraph-properties fo:margin-top="0.0417in" fo:margin-bottom="0.1665in" loext:contextual-spacing="true"/>
      <style:text-properties style:font-name="Utopia" fo:font-family="Utopia" style:font-family-generic="roman" style:font-pitch="variable" fo:font-size="9pt" fo:font-style="italic" style:font-size-asian="9pt" style:font-style-asian="italic" style:font-name-complex="Utopia" style:font-family-complex="Utopia" style:font-family-generic-complex="roman" style:font-pitch-complex="variable"/>
    </style:style>
    <style:style style:name="Num_20_List" style:display-name="Num List" style:family="paragraph" style:parent-style-name="Standard">
      <style:paragraph-properties fo:margin-left="0in" fo:margin-right="0.8in" fo:margin-top="0.0835in" fo:margin-bottom="0.139in" loext:contextual-spacing="false" fo:keep-together="always" fo:text-indent="0in" style:auto-text-indent="false"/>
      <style:text-properties style:font-name="Utopia" fo:font-family="Utopia" style:font-family-generic="roman" style:font-pitch="variable" style:font-name-complex="Utopia" style:font-family-complex="Utopia" style:font-family-generic-complex="roman" style:font-pitch-complex="variable"/>
    </style:style>
    <style:style style:name="Unnumbered_20_List" style:display-name="Unnumbered List" style:family="paragraph" style:parent-style-name="Num_20_List" style:list-style-name="">
      <style:paragraph-properties fo:margin-left="0.6in" fo:margin-right="0in" fo:text-indent="0in" style:auto-text-indent="false"/>
    </style:style>
    <style:style style:name="Quote_20_Source" style:display-name="Quote Source" style:family="paragraph" style:parent-style-name="Quote" style:next-style-name="Standard">
      <style:paragraph-properties fo:margin-left="0in" fo:margin-right="0in" fo:margin-top="0in" fo:margin-bottom="0.1665in" loext: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HelveticaNeue Condensed" fo:font-family="'HelveticaNeue Condensed'" style:font-family-generic="swiss" style:font-pitch="variable" fo:font-size="12pt" fo:font-weight="bold" style:font-size-asian="12pt" style:font-weight-asian="bold" style:font-name-complex="HelveticaNeue Condensed" style:font-family-complex="'HelveticaNeue Condensed'" style:font-family-generic-complex="swiss" style:font-pitch-complex="variable"/>
    </style:style>
    <style:style style:name="Book_20_Title1" style:display-name="Book Title1" style:family="paragraph" style:parent-style-name="Standard">
      <style:paragraph-properties fo:margin-top="0.4165in" fo:margin-bottom="0.1665in" loext:contextual-spacing="false"/>
      <style:text-properties style:font-name="HelveticaNeue MediumExt" fo:font-family="'HelveticaNeue MediumExt'" style:font-family-generic="swiss" style:font-pitch="variable" fo:font-size="40pt" style:font-size-asian="40pt" style:font-name-complex="HelveticaNeue MediumExt" style:font-family-complex="'HelveticaNeue MediumExt'" style:font-family-generic-complex="swiss" style:font-pitch-complex="variable"/>
    </style:style>
    <style:style style:name="FM_20_Subtitle" style:display-name="FM Subtitle" style:family="paragraph" style:parent-style-name="Standard" style:default-outline-level="1" style:list-style-name="">
      <style:paragraph-properties fo:margin-top="0in" fo:margin-bottom="0.0835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Author" style:display-name="FM Author" style:family="paragraph" style:parent-style-name="Standard">
      <style:paragraph-properties fo:margin-top="0.25in" fo:margin-bottom="0.0835in" loext:contextual-spacing="false" fo:text-align="center" style:justify-single-word="false"/>
      <style:text-properties fo:text-transform="uppercase" style:font-name="Arial" fo:font-family="Arial" style:font-family-generic="swiss" style:font-pitch="variable" fo:font-size="11pt" fo:font-weight="bold" style:font-size-asian="11pt" style:font-weight-asian="bold" style:font-size-complex="12pt"/>
    </style:style>
    <style:style style:name="Book_20_Subtitle" style:display-name="Book Subtitle" style:family="paragraph" style:parent-style-name="Book_20_Title1">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FM_20_Text" style:display-name="FM Text" style:family="paragraph" style:parent-style-name="Standard">
      <style:paragraph-properties fo:margin-top="0in" fo:margin-bottom="0.139in" loext:contextual-spacing="tru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Dedication" style:display-name="FM Dedication" style:family="paragraph" style:parent-style-name="Standard">
      <style:paragraph-properties fo:margin-top="0.4165in" fo:margin-bottom="0.4165in" loext:contextual-spacing="false" fo:line-height="100%" fo:text-align="center" style:justify-single-word="false"/>
      <style:text-properties style:font-name="Utopia" fo:font-family="Utopia" style:font-family-generic="roman" style:font-pitch="variable" fo:font-size="10pt" fo:font-style="italic" style:font-size-asian="10pt" style:font-style-asian="italic" style:font-name-complex="Utopia" style:font-family-complex="Utopia" style:font-family-generic-complex="roman" style:font-pitch-complex="variable"/>
    </style:style>
    <style:style style:name="FM_20_Text_20_Cont" style:display-name="FM Text Cont" style:family="paragraph" style:parent-style-name="FM_20_Text">
      <style:paragraph-properties fo:margin-left="0in" fo:margin-right="0in" fo:text-indent="0.4in" style:auto-text-indent="false"/>
    </style:style>
    <style:style style:name="Footnote" style:family="paragraph" style:parent-style-name="Standard" style:class="extra">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Document_20_Map" style:display-name="Document Map" style:family="paragraph" style:parent-style-name="Standard">
      <loext:graphic-properties draw:fill="solid" draw:fill-color="#000080"/>
      <style:paragraph-properties fo:margin-left="0in" fo:margin-right="0in" fo:text-indent="0in" style:auto-text-indent="false" fo:background-color="#000080"/>
      <style:text-properties style:font-name="Tahoma" fo:font-family="Tahoma" style:font-family-generic="swiss" style:font-pitch="variable" style:font-name-complex="Tahoma" style:font-family-complex="Tahoma" style:font-family-generic-complex="swiss" style:font-pitch-complex="variable"/>
    </style:style>
    <style:style style:name="Exercise_20_Code" style:display-name="Exercise Code" style:family="paragraph" style:parent-style-name="Standard">
      <style:paragraph-properties fo:margin-left="0.2in" fo:margin-right="0.2in" fo:margin-top="0.0835in" fo:margin-bottom="0.139in" loext:contextual-spacing="true" fo:text-indent="0in" style:auto-text-indent="false"/>
      <style:text-properties style:font-name="TheSansMonoConNormal1" fo:font-family="TheSansMonoConNormal" style:font-family-generic="roman" style:font-pitch="variable" fo:font-size="10pt" fo:language="none" fo:country="none" style:font-size-asian="10pt" style:language-asian="none" style:country-asian="none" style:font-name-complex="TheSansMonoConNormal1" style:font-family-complex="TheSansMonoConNormal" style:font-family-generic-complex="roman" style:font-pitch-complex="variable"/>
    </style:style>
    <style:style style:name="Exercise_20_Subhead" style:display-name="Exercise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Body_20_Text_20_Cont" style:display-name="Body Text Cont" style:family="paragraph" style:parent-style-name="Standard">
      <style:paragraph-properties fo:margin-left="0in" fo:margin-right="0in" fo:margin-top="0in" fo:margin-bottom="0in" loext:contextual-spacing="false" style:line-height-at-least="0.222in" fo:hyphenation-ladder-count="no-limit" fo:text-indent="0.5in" style:auto-text-indent="false"/>
      <style:text-properties style:font-name="Utopia" fo:font-family="Utopia" style:font-family-generic="roman" style:font-pitch="variable" style:font-name-complex="Utopia" style:font-family-complex="Utopia" style:font-family-generic-complex="roman" style:font-pitch-complex="variable" fo:hyphenate="false" fo:hyphenation-remain-char-count="2" fo:hyphenation-push-char-count="2"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fo:margin-top="0.25in" fo:margin-bottom="0.1665in" loext:contextual-spacing="false"/>
      <style:text-properties style:font-name="Utopia" fo:font-family="Utopia" style:font-family-generic="roman" style:font-pitch="variable" style:font-name-complex="Utopia" style:font-family-complex="Utopia" style:font-family-generic-complex="roman" style:font-pitch-complex="variable"/>
    </style:style>
    <style:style style:name="Note_2f_Tip_2f_Caution" style:display-name="Note/Tip/Caution" style:family="paragraph" style:parent-style-name="Standard" style:next-style-name="Standard">
      <style:paragraph-properties fo:margin-left="0.0984in" fo:margin-right="0.0984in" fo:margin-top="0.25in" fo:margin-bottom="0.25in" loext:contextual-spacing="false" fo:line-height="0.1945in" fo:text-indent="0in" style:auto-text-indent="false" fo:padding-left="0in" fo:padding-right="0in" fo:padding-top="0.139in" fo:padding-bottom="0.139in" fo:border-left="none" fo:border-right="none" fo:border-top="0.51pt solid #000000" fo:border-bottom="0.51pt solid #000000"/>
      <style:text-properties style:font-name="HelveticaNeue Condensed" fo:font-family="'HelveticaNeue Condensed'" style:font-family-generic="swiss" style:font-pitch="variable" fo:font-size="13pt" style:font-size-asian="13pt" style:font-name-complex="HelveticaNeue Condensed" style:font-family-complex="'HelveticaNeue Condensed'" style:font-family-generic-complex="swiss" style:font-pitch-complex="variable"/>
    </style:style>
    <style:style style:name="Body_20_Text_20_First" style:display-name="Body Text First" style:family="paragraph" style:parent-style-name="Text_20_body">
      <style:paragraph-properties fo:margin-top="0.0835in" fo:margin-bottom="0in" loext:contextual-spacing="false" style:line-height-at-least="0.222in" fo:text-align="start" style:justify-single-word="false"/>
      <style:text-properties style:font-name="Utopia" fo:font-family="Utopia" style:font-family-generic="roman" style:font-pitch="variable" fo:font-size="11pt" style:font-size-asian="11pt" style:font-name-complex="Utopia" style:font-family-complex="Utopia" style:font-family-generic-complex="roman" style:font-pitch-complex="variable"/>
    </style:style>
    <style:style style:name="Table_20_Text_20_Last" style:display-name="Table Text Last" style:family="paragraph" style:parent-style-name="Table_20_Text" style:next-style-name="Body_20_Text_20_Cont">
      <style:paragraph-properties fo:margin-top="0in" fo:margin-bottom="0.1665in" loext:contextual-spacing="false" fo:padding-left="0in" fo:padding-right="0in" fo:padding-top="0in" fo:padding-bottom="0.0417in" fo:border-left="none" fo:border-right="none" fo:border-top="none" fo:border-bottom="0.51pt solid #000000"/>
    </style:style>
    <style:style style:name="Dingbat" style:family="paragraph" style:parent-style-name="Note_2f_Tip_2f_Caution">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Side_20_Bar_20_Subhead" style:display-name="Side Bar Subhead" style:family="paragraph" style:parent-style-name="Standard">
      <style:paragraph-properties fo:margin-left="0.2in" fo:margin-right="0.2in" fo:margin-top="0.0835in" fo:margin-bottom="0.1665in" loext:contextual-spacing="true" fo:text-align="center" style:justify-single-word="false" fo:text-indent="0in" style:auto-text-indent="false"/>
      <style:text-properties fo:color="#808080" style:font-name="Arial" fo:font-family="Arial" style:font-family-generic="swiss" style:font-pitch="variable" fo:font-size="10.5pt" style:text-underline-style="solid" style:text-underline-width="auto" style:text-underline-color="font-color" fo:font-weight="bold" style:font-size-asian="10.5pt" style:font-weight-asian="bold" style:font-name-complex="Arial" style:font-family-complex="Arial" style:font-family-generic-complex="swiss" style:font-pitch-complex="variable"/>
    </style:style>
    <style:style style:name="Side_20_Bar_20_Body" style:display-name="Side Bar Body" style:family="paragraph" style:parent-style-name="Standard">
      <style:paragraph-properties fo:margin-left="0.2in" fo:margin-right="0.2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Last" style:display-name="Exercise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style:font-name-complex="HelveticaNeue Condensed" style:font-family-complex="'HelveticaNeue Condensed'" style:font-family-generic-complex="swiss" style:font-pitch-complex="variable"/>
    </style:style>
    <style:style style:name="Side_20_Bar_20_Last" style:display-name="Side Bar Last" style:family="paragraph" style:parent-style-name="Standard">
      <style:paragraph-properties fo:margin-left="0.2in" fo:margin-right="0.2in" fo:margin-top="0.0835in" fo:margin-bottom="0.139in" loext:contextual-spacing="false" fo:text-indent="0in" style:auto-text-indent="false" fo:padding-left="0in" fo:padding-right="0in" fo:padding-top="0in" fo:padding-bottom="0.0417in" fo:border-left="none" fo:border-right="none" fo:border-top="none" fo:border-bottom="2.24pt solid #000000"/>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Bullet" style:display-name="Side Bar Bullet"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Exercise_20_Num" style:display-name="Exercise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Num" style:display-name="Side Bar Num" style:family="paragraph" style:parent-style-name="Standard">
      <style:paragraph-properties fo:margin-left="0in" fo:margin-right="0.8in" fo:margin-top="0.0835in" fo:margin-bottom="0.139in" loext:contextual-spacing="fals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Side_20_Bar_20_Head" style:display-name="Side Bar Head" style:family="paragraph" style:parent-style-name="Standard" style:next-style-name="Standard">
      <style:paragraph-properties fo:margin-left="0.1in" fo:margin-right="0.1in" fo:margin-top="0.25in" fo:margin-bottom="0.1665in" loext:contextual-spacing="true" fo:text-align="center" style:justify-single-word="false" fo:keep-together="always" fo:text-indent="0in" style:auto-text-indent="false" fo:padding-left="0in" fo:padding-right="0in" fo:padding-top="0.0138in" fo:padding-bottom="0.0138in" fo:border="2.24pt solid #333333" fo:keep-with-next="always"/>
      <style:text-properties fo:text-transform="uppercase"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Footer_20_Text" style:display-name="Footer Text" style:family="paragraph">
      <style:paragraph-properties fo:margin-top="0.1665in" fo:margin-bottom="0.3335in" loext:contextual-spacing="false" fo:line-height="115%" fo:orphans="2" fo:widows="2">
        <style:tab-stops>
          <style:tab-stop style:position="3.25in" style:type="center"/>
          <style:tab-stop style:position="6.5in" style:type="right"/>
        </style:tab-stops>
      </style:paragraph-properties>
      <style:text-properties style:use-window-font-color="true" style:font-name="Utopia" fo:font-family="Utopia" style:font-family-generic="roman" style:font-pitch="variable" fo:font-size="10pt" fo:language="en" fo:country="US" style:font-name-asian="Times New Roman" style:font-family-asian="'Times New Roman'" style:font-family-generic-asian="roman" style:font-pitch-asian="variable" style:font-size-asian="10pt" style:font-name-complex="Utopia" style:font-family-complex="Utopia" style:font-family-generic-complex="roman" style:font-pitch-complex="variable" style:font-size-complex="10pt" style:language-complex="ar" style:country-complex="SA"/>
    </style:style>
    <style:style style:name="FM_20_Book_20_Title" style:display-name="FM Book Title" style:family="paragraph" style:parent-style-name="Chapter_20_Title">
      <style:text-properties style:font-name="HelveticaNeue MediumCond1" fo:font-family="'HelveticaNeue MediumCond', 'Arial Unicode MS'" style:font-family-generic="swiss" style:font-pitch="variable" fo:letter-spacing="-0.0138in" fo:font-weight="normal" style:font-weight-asian="normal" style:font-name-complex="HelveticaNeue MediumCond1" style:font-family-complex="'HelveticaNeue MediumCond', 'Arial Unicode MS'" style:font-family-generic-complex="swiss" style:font-pitch-complex="variable"/>
    </style:style>
    <style:style style:name="FM_20_Edition" style:display-name="FM Edition" style:family="paragraph" style:parent-style-name="Standard" style:default-outline-level="1" style:list-style-name="">
      <style:paragraph-properties fo:margin-top="0.0835in" fo:margin-bottom="0.139in" loext:contextual-spacing="false" fo:line-height="100%" fo:text-align="center" style:justify-single-word="false"/>
      <style:text-properties fo:color="#808080" style:font-name="HelveticaNeue MediumCond" fo:font-family="'HelveticaNeue MediumCond'" style:font-family-generic="swiss" style:font-pitch="variable" fo:font-size="24pt" style:font-size-asian="24pt" style:font-name-complex="HelveticaNeue MediumCond" style:font-family-complex="'HelveticaNeue MediumCond'" style:font-family-generic-complex="swiss" style:font-pitch-complex="variable"/>
    </style:style>
    <style:style style:name="FM_20_Copyright_20_Credits" style:display-name="FM Copyright Credits" style:family="paragraph" style:parent-style-name="Standard">
      <style:paragraph-properties fo:margin-left="0.45in" fo:margin-right="0in" fo:margin-top="0.1665in" fo:margin-bottom="0in" loext:contextual-spacing="true" fo:text-indent="-0.2in" style:auto-text-indent="false"/>
      <style:text-properties style:font-name="Utopia" fo:font-family="Utopia" style:font-family-generic="roman" style:font-pitch="variable" fo:font-size="9pt" style:font-size-asian="9pt" style:font-name-complex="Utopia" style:font-family-complex="Utopia" style:font-family-generic-complex="roman" style:font-pitch-complex="variable"/>
    </style:style>
    <style:style style:name="FM_20_Copyright_20_Credits_20_Last" style:display-name="FM Copyright Credits Last" style:family="paragraph" style:parent-style-name="FM_20_Copyright_20_Credits" style:next-style-name="Standard">
      <style:paragraph-properties fo:margin-top="0in" fo:margin-bottom="0.1665in" loext:contextual-spacing="true"/>
    </style:style>
    <style:style style:name="FM_20_Head" style:display-name="FM Head" style:family="paragraph" style:parent-style-name="Standard" style:next-style-name="Standard">
      <style:paragraph-properties fo:margin-top="0.6665in" fo:margin-bottom="0.8335in" loext:contextual-spacing="true" fo:line-height="100%"/>
      <style:text-properties style:font-name="Arial Narrow" fo:font-family="'Arial Narrow'" style:font-family-generic="swiss" style:font-pitch="variable" fo:font-size="30pt" fo:letter-spacing="-0.0138in" fo:font-weight="bold" style:font-size-asian="30pt" style:font-weight-asian="bold" style:font-name-complex="Arial Narrow" style:font-family-complex="'Arial Narrow'" style:font-family-generic-complex="swiss" style:font-pitch-complex="variable" style:font-size-complex="24pt"/>
    </style:style>
    <style:style style:name="ToC_20_2" style:display-name="ToC 2" style:family="paragraph" style:parent-style-name="Standard" style:next-style-name="Standard">
      <style:paragraph-properties fo:margin-left="0.1701in" fo:margin-right="0in" fo:margin-top="0.1665in" fo:margin-bottom="0.139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fo:language="en" fo:country="US" fo:font-weight="bold" style:font-weight-asian="bold" style:font-name-complex="HelveticaNeue MediumCond1" style:font-family-complex="'HelveticaNeue MediumCond', 'Arial Unicode MS'" style:font-family-generic-complex="swiss" style:font-pitch-complex="variable"/>
    </style:style>
    <style:style style:name="ToC_20_3" style:display-name="ToC 3" style:family="paragraph" style:parent-style-name="Standard" style:next-style-name="Standard">
      <style:paragraph-properties fo:margin-left="0.3299in" fo:margin-right="0in" fo:margin-top="0in" fo:margin-bottom="0.0661in" loext:contextual-spacing="false" fo:text-indent="0in" style:auto-text-indent="false">
        <style:tab-stops>
          <style:tab-stop style:position="5.9902in" style:type="right" style:leader-style="dotted" style:leader-text="."/>
        </style:tab-stops>
      </style:paragraph-properties>
      <style:text-properties style:font-name="HelveticaNeue MediumCond1" fo:font-family="'HelveticaNeue MediumCond', 'Arial Unicode MS'" style:font-family-generic="swiss" style:font-pitch="variable" style:font-name-complex="HelveticaNeue MediumCond1" style:font-family-complex="'HelveticaNeue MediumCond', 'Arial Unicode MS'" style:font-family-generic-complex="swiss" style:font-pitch-complex="variable"/>
    </style:style>
    <style:style style:name="Part_20_Opener_20_Text" style:display-name="Part Opener Text" style:family="paragraph" style:parent-style-name="Standard" style:next-style-name="Standard">
      <style:paragraph-properties fo:margin-top="0.0835in" fo:margin-bottom="0in" loext:contextual-spacing="true" fo:line-height="150%"/>
      <style:text-properties style:font-name="Utopia Black" fo:font-family="'Utopia Black'" style:font-family-generic="roman" style:font-pitch="variable" fo:letter-spacing="-0.0043in" style:font-name-complex="Utopia Black" style:font-family-complex="'Utopia Black'" style:font-family-generic-complex="roman" style:font-pitch-complex="variable"/>
    </style:style>
    <style:style style:name="Text_20_body_20_indent" style:display-name="Text body indent" style:family="paragraph" style:parent-style-name="Standard" style:class="text">
      <style:paragraph-properties fo:margin-left="0.25in" fo:margin-right="0in" fo:text-indent="0in" style:auto-text-indent="false"/>
    </style:style>
    <style:style style:name="Body_20_Text_20_First_20_Indent_20_2" style:display-name="Body Text First Indent 2" style:family="paragraph" style:parent-style-name="Text_20_body_20_indent">
      <style:paragraph-properties fo:margin-left="0.25in" fo:margin-right="0in" fo:text-indent="0.1457in" style:auto-text-indent="false"/>
    </style:style>
    <style:style style:name="Header" style:family="paragraph" style:parent-style-name="Standard" style:class="extra">
      <style:paragraph-properties fo:margin-top="0in" fo:margin-bottom="0.25in" loext:contextual-spacing="false" fo:line-height="100%"/>
      <style:text-properties style:font-name="HelveticaNeue Condensed" fo:font-family="'HelveticaNeue Condensed'" style:font-family-generic="swiss" style:font-pitch="variable" fo:font-size="14pt" fo:font-weight="bold" style:font-size-asian="14pt" style:font-weight-asian="bold" style:font-name-complex="HelveticaNeue Condensed" style:font-family-complex="'HelveticaNeue Condensed'" style:font-family-generic-complex="swiss" style:font-pitch-complex="variable"/>
    </style:style>
    <style:style style:name="Comment_20_Text" style:display-name="Comment Text" style:family="paragraph" style:parent-style-name="Standard">
      <style:text-properties style:font-name="Times" fo:font-family="Times" style:font-family-generic="roman" style:font-pitch="variable" fo:font-size="10pt" style:font-size-asian="10pt" style:font-name-complex="Times" style:font-family-complex="Times" style:font-family-generic-complex="roman" style:font-pitch-complex="variable"/>
    </style:style>
    <style:style style:name="Figure" style:family="paragraph" style:next-style-name="Standard" style:class="extra">
      <style:paragraph-properties fo:margin-top="0.1665in" fo:margin-bottom="0.1665in" loext:contextual-spacing="false" fo:text-align="center" style:justify-single-word="false" fo:orphans="2" fo:widows="2"/>
      <style:text-properties style:use-window-font-color="true" style:font-name="Arial" fo:font-family="Arial" style:font-family-generic="swiss" style:font-pitch="variable" fo:font-size="9pt" fo:language="en" fo:country="US" style:font-name-asian="Times New Roman" style:font-family-asian="'Times New Roman'" style:font-family-generic-asian="roman" style:font-pitch-asian="variable" style:font-size-asian="9pt" style:font-name-complex="Arial" style:font-family-complex="Arial" style:font-family-generic-complex="swiss" style:font-pitch-complex="variable" style:font-size-complex="10pt" style:language-complex="ar" style:country-complex="SA"/>
    </style:style>
    <style:style style:name="Comment_20_Subject" style:display-name="Comment Subject" style:family="paragraph" style:parent-style-name="Comment_20_Text" style:next-style-name="Comment_20_Text">
      <style:text-properties style:font-name="Calibri" fo:font-family="Calibri" style:font-family-generic="swiss" style:font-pitch="variable" fo:font-weight="bold" style:font-weight-asian="bold" style:font-name-complex="Calibri" style:font-family-complex="Calibri" style:font-family-generic-complex="swiss" style:font-pitch-complex="variable" style:font-size-complex="10pt" style:font-weight-complex="bold"/>
    </style:style>
    <style:style style:name="Balloon_20_Text" style:display-name="Balloon Text"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de_20_First" style:display-name="Code First" style:family="paragraph" style:parent-style-name="Standard" style:next-style-name="Code">
      <style:paragraph-properties fo:margin-left="0in" fo:margin-right="0.1in" fo:margin-top="0.111in" fo:margin-bottom="0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Code_20_Last" style:display-name="Code Last" style:family="paragraph" style:parent-style-name="Standard" style:next-style-name="Body_20_Text_20_Cont">
      <style:paragraph-properties fo:margin-left="0in" fo:margin-right="0.1in" fo:margin-top="0in" fo:margin-bottom="0.111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Index_20_4" style:display-name="Index 4" style:family="paragraph" style:parent-style-name="Standard" style:next-style-name="Standard">
      <style:paragraph-properties fo:margin-left="0.611in" fo:margin-right="0in" fo:text-indent="-0.1528in" style:auto-text-indent="false"/>
    </style:style>
    <style:style style:name="Bullet_20_First" style:display-name="Bullet First" style:family="paragraph" style:parent-style-name="Bullet" style:next-style-name="Bullet">
      <style:paragraph-properties fo:margin-top="0.1665in" fo:margin-bottom="0.0835in" loext:contextual-spacing="false"/>
    </style:style>
    <style:style style:name="Bullet_20_Last" style:display-name="Bullet Last" style:family="paragraph" style:parent-style-name="Bullet" style:next-style-name="Body_20_Text_20_Cont">
      <style:paragraph-properties fo:margin-top="0.0835in" fo:margin-bottom="0.1665in" loext:contextual-spacing="false"/>
    </style:style>
    <style:style style:name="Code_20_Bold" style:display-name="Code Bold" style:family="paragraph" style:parent-style-name="Standard" style:next-style-name="Code">
      <style:paragraph-properties fo:margin-left="0in" fo:margin-right="0.1in" fo:margin-top="0in" fo:margin-bottom="0in" loext:contextual-spacing="false" fo:line-height="0.1665in" fo:text-indent="0in" style:auto-text-indent="false"/>
      <style:text-properties fo:color="#800000" style:font-name="TheSansMonoConNormal" fo:font-family="TheSansMonoConNormal" style:font-family-generic="swiss" style:font-pitch="variable" fo:font-size="10pt" fo:language="en" fo:country="US" fo:font-weight="bold" style:font-size-asian="10pt" style:language-asian="en" style:country-asian="US" style:font-weight-asian="bold"/>
    </style:style>
    <style:style style:name="Code_20_First_20_Bold" style:display-name="Code First Bold" style:family="paragraph" style:parent-style-name="Code_20_First" style:next-style-name="Code">
      <style:text-properties fo:color="#800000" fo:font-weight="bold" style:font-weight-asian="bold"/>
    </style:style>
    <style:style style:name="Code_20_Last_20_Bold" style:display-name="Code Last Bold" style:family="paragraph" style:parent-style-name="Code_20_Last" style:next-style-name="Body_20_Text_20_Cont">
      <style:text-properties fo:color="#800000" fo:font-weight="bold" style:font-weight-asian="bold"/>
    </style:style>
    <style:style style:name="Bibliography" style:family="paragraph" style:parent-style-name="Bullet_20_First">
      <style:paragraph-properties fo:margin-left="0.25in" fo:margin-right="0in" fo:margin-top="0.0835in" fo:margin-bottom="0in" loext:contextual-spacing="false" fo:text-indent="-0.25in" style:auto-text-indent="false"/>
    </style:style>
    <style:style style:name="Index_20_Letter" style:display-name="Index Letter" style:family="paragraph" style:parent-style-name="Standard" style:next-style-name="Index_20_1">
      <style:paragraph-properties fo:margin-top="0.1665in" fo:margin-bottom="0in" loext:contextual-spacing="false"/>
      <style:text-properties style:font-name="Arial" fo:font-family="Arial" style:font-family-generic="swiss" style:font-pitch="variable" fo:font-size="14pt" fo:font-weight="bold" style:font-size-asian="14pt" style:font-weight-asian="bold"/>
    </style:style>
    <style:style style:name="SB_20_Code_20_First" style:display-name="SB Code First" style:family="paragraph" style:next-style-name="SB_20_Code">
      <style:paragraph-properties fo:margin-left="0.2in" fo:margin-right="0.2in" fo:margin-top="0.1665in" fo:margin-bottom="0in" loext:contextual-spacing="false" fo:orphans="2" fo:widows="2" fo:text-indent="0in" style:auto-text-indent="false"/>
      <style:text-properties style:use-window-font-color="true" style:font-name="TheSansMonoConNormal" fo:font-family="TheSansMonoConNormal" style:font-family-generic="swiss" style:font-pitch="variable" fo:font-size="10pt" fo:language="en" fo:country="US" style:font-name-asian="Times New Roman" style:font-family-asian="'Times New Roman'" style:font-family-generic-asian="roman" style:font-pitch-asian="variable" style:font-size-asian="10pt" style:language-asian="en" style:country-asian="US" style:font-name-complex="Times New Roman" style:font-family-complex="'Times New Roman'" style:font-family-generic-complex="roman" style:font-pitch-complex="variable" style:font-size-complex="10pt" style:language-complex="ar" style:country-complex="SA"/>
    </style:style>
    <style:style style:name="Num_20_List_20_Last" style:display-name="Num List Last" style:family="paragraph" style:parent-style-name="Standard" style:next-style-name="Body_20_Text">
      <style:paragraph-properties fo:margin-left="0.4in" fo:margin-right="0in" fo:margin-top="0.0835in" fo:margin-bottom="0.166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Num_20_List_20_First" style:display-name="Num List First" style:family="paragraph" style:parent-style-name="Standard" style:next-style-name="Num_20_List">
      <style:paragraph-properties fo:margin-left="0.4in" fo:margin-right="0in" fo:margin-top="0.1665in" fo:margin-bottom="0.0835in" loext:contextual-spacing="false" fo:line-height="0.1807in" fo:keep-together="always" fo:text-indent="-0.4in" style:auto-text-indent="false">
        <style:tab-stops>
          <style:tab-stop style:position="-0.25in"/>
          <style:tab-stop style:position="0in"/>
        </style:tab-stops>
      </style:paragraph-properties>
      <style:text-properties fo:font-size="11.5pt" style:font-size-asian="11.5pt"/>
    </style:style>
    <style:style style:name="Production" style:family="paragraph" style:next-style-name="Body_20_Text">
      <style:paragraph-properties fo:margin-top="0.1665in" fo:margin-bottom="0.1665in" loext:contextual-spacing="false" fo:keep-together="always" fo:orphans="2" fo:widows="2" fo:keep-with-next="always"/>
      <style:text-properties fo:color="#0000ff" style:font-name="Times New Roman" fo:font-family="'Times New Roman'" style:font-family-generic="roman" style:font-pitch="variable" fo:font-size="12pt" fo:language="en" fo:country="US" fo:font-style="italic" fo:font-weight="bold" style:font-name-asian="Times New Roman" style:font-family-asian="'Times New Roman'" style:font-family-generic-asian="roman" style:font-pitch-asian="variable" style:font-size-asian="12pt" style:font-style-asian="italic" style:font-weight-asian="bold" style:font-name-complex="Times New Roman" style:font-family-complex="'Times New Roman'" style:font-family-generic-complex="roman" style:font-pitch-complex="variable" style:font-size-complex="10pt" style:language-complex="ar" style:country-complex="SA"/>
    </style:style>
    <style:style style:name="Results_20_First" style:display-name="Results First" style:family="paragraph" style:parent-style-name="Code_20_First" style:next-style-name="Results">
      <style:paragraph-properties fo:margin-top="0.1665in" fo:margin-bottom="0in" loext:contextual-spacing="false" fo:padding-left="0in" fo:padding-right="0in" fo:padding-top="0.0693in" fo:padding-bottom="0in" fo:border-left="none" fo:border-right="none" fo:border-top="0.99pt solid #808080" fo:border-bottom="none"/>
    </style:style>
    <style:style style:name="Results_20_Last" style:display-name="Results Last" style:family="paragraph" style:parent-style-name="Code_20_Last" style:next-style-name="Body_20_Text_20_Cont">
      <style:paragraph-properties fo:padding-left="0in" fo:padding-right="0in" fo:padding-top="0in" fo:padding-bottom="0.0693in" fo:border-left="none" fo:border-right="none" fo:border-top="none" fo:border-bottom="0.99pt solid #808080"/>
    </style:style>
    <style:style style:name="Results_20_Single" style:display-name="Results Single" style:family="paragraph" style:parent-style-name="Standard" style:next-style-name="Body_20_Text_20_Cont">
      <style:paragraph-properties fo:margin-left="0in" fo:margin-right="0.1in" fo:margin-top="0.1665in" fo:margin-bottom="0.1665in" loext:contextual-spacing="false" fo:text-indent="0in" style:auto-text-indent="false" fo:padding-left="0in" fo:padding-right="0in" fo:padding-top="0.0693in" fo:padding-bottom="0.0693in" fo:border-left="none" fo:border-right="none" fo:border-top="0.99pt solid #808080" fo:border-bottom="0.99pt solid #808080"/>
      <style:text-properties style:font-name="TheSansMonoConNormal" fo:font-family="TheSansMonoConNormal" style:font-family-generic="swiss" style:font-pitch="variable" fo:font-size="10pt" fo:language="en" fo:country="US" style:font-size-asian="10pt" style:language-asian="en" style:country-asian="US"/>
    </style:style>
    <style:style style:name="SB_20_Body_20_First" style:display-name="SB Body First" style:family="paragraph" style:parent-style-name="Standard" style:next-style-name="SB_20_Body">
      <style:paragraph-properties fo:margin-left="0.2in" fo:margin-right="0.2in" fo:margin-top="0.0835in" fo:margin-bottom="0.0835in" loext:contextual-spacing="false" fo:text-indent="0in" style:auto-text-indent="false"/>
      <style:text-properties style:font-name="Arial Narrow" fo:font-family="'Arial Narrow'" style:font-family-generic="swiss" style:font-pitch="variable" fo:font-size="10pt" style:font-size-asian="10pt"/>
    </style:style>
    <style:style style:name="SB_20_Num_20_List" style:display-name="SB Num List" style:family="paragraph">
      <style:paragraph-properties fo:margin-left="0.5299in" fo:margin-right="0.2in" fo:margin-top="0.1665in" fo:margin-bottom="0.1665in" loext:contextual-spacing="false" fo:orphans="2" fo:widows="2" fo:text-indent="-0.3299in" style:auto-text-indent="false">
        <style:tab-stops>
          <style:tab-stop style:position="-0.3799in"/>
          <style:tab-stop style:position="-0.2in"/>
        </style:tab-stops>
      </style:paragraph-properties>
      <style:text-properties style:use-window-font-color="true" style:font-name="Arial Narrow" fo:font-family="'Arial Narrow'" style:font-family-generic="swiss" style:font-pitch="variable" fo:font-size="10pt" fo:language="en" fo:country="US"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SB_20_Num_20_List_20_First" style:display-name="SB Num List First" style:family="paragraph" style:parent-style-name="SB_20_Num_20_List" style:next-style-name="SB_20_Num_20_List"/>
    <style:style style:name="SB_20_Bullet_20_First" style:display-name="SB Bullet First" style:family="paragraph" style:parent-style-name="SB_20_Num_20_List_20_First" style:next-style-name="SB_20_Bullet">
      <style:paragraph-properties fo:margin-left="0.5299in" fo:margin-right="0in" fo:margin-top="0.1665in" fo:margin-bottom="0.0835in" loext:contextual-spacing="false" fo:text-indent="-0.3in" style:auto-text-indent="false"/>
    </style:style>
    <style:style style:name="SB_20_Bullet" style:display-name="SB Bullet" style:family="paragraph" style:parent-style-name="SB_20_Bullet_20_First">
      <style:paragraph-properties fo:margin-left="0.5in" fo:margin-right="0.2in" fo:margin-top="0.0835in" fo:margin-bottom="0.0835in" loext:contextual-spacing="false" fo:text-indent="-0.3in" style:auto-text-indent="false"/>
    </style:style>
    <style:style style:name="SB_20_Bullet_20_Last" style:display-name="SB Bullet Last" style:family="paragraph" style:parent-style-name="SB_20_Bullet" style:next-style-name="SB_20_Body_20_First">
      <style:paragraph-properties fo:margin-top="0.0835in" fo:margin-bottom="0.1665in" loext:contextual-spacing="false"/>
    </style:style>
    <style:style style:name="SB_20_Head" style:display-name="SB Head" style:family="paragraph" style:next-style-name="SB_20_Body_20_First">
      <loext:graphic-properties draw:fill="solid" draw:fill-color="#c0c0c0" draw:opacity="100%"/>
      <style:paragraph-properties fo:margin-left="0.2in" fo:margin-right="0.2in" fo:margin-top="0.25in" fo:margin-bottom="0.1665in" loext:contextual-spacing="false" fo:text-align="center" style:justify-single-word="false" fo:orphans="2" fo:widows="2" fo:text-indent="0in" style:auto-text-indent="false" fo:background-color="#c0c0c0" fo:padding-left="0.0555in" fo:padding-right="0.0555in" fo:padding-top="0.0138in" fo:padding-bottom="0.0138in" fo:border="0.99pt solid #c0c0c0"/>
      <style:text-properties fo:text-transform="uppercase" style:use-window-font-color="true" style:font-name="Arial" fo:font-family="Arial" style:font-family-generic="swiss" style:font-pitch="variable" fo:font-size="11pt" fo:language="en" fo:country="US"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4pt" style:language-complex="ar" style:country-complex="SA"/>
    </style:style>
    <style:style style:name="SB_20_Body" style:display-name="SB Body" style:family="paragraph" style:parent-style-name="SB_20_Body_20_First">
      <style:paragraph-properties fo:margin-left="0.2in" fo:margin-right="0.2in" fo:text-indent="0.35in" style:auto-text-indent="false"/>
    </style:style>
    <style:style style:name="SB_20_Num_20_List_20_Last" style:display-name="SB Num List Last" style:family="paragraph" style:parent-style-name="SB_20_Num_20_List" style:next-style-name="SB_20_Body_20_First"/>
    <style:style style:name="SB_20_Subhead" style:display-name="SB Subhead" style:family="paragraph" style:next-style-name="SB_20_Body_20_First">
      <style:paragraph-properties fo:margin-left="0.2in" fo:margin-right="0.2in" fo:margin-top="0.0835in" fo:margin-bottom="0.1665in" loext:contextual-spacing="false" fo:text-align="center" style:justify-single-word="false" fo:orphans="2" fo:widows="2" fo:text-indent="0in" style:auto-text-indent="false"/>
      <style:text-properties fo:color="#808080" style:font-name="Arial" fo:font-family="Arial" style:font-family-generic="swiss" style:font-pitch="variable" fo:font-size="10.5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5pt" style:font-weight-asian="bold" style:font-name-complex="Times New Roman" style:font-family-complex="'Times New Roman'" style:font-family-generic-complex="roman" style:font-pitch-complex="variable" style:font-size-complex="11pt" style:language-complex="ar" style:country-complex="SA"/>
    </style:style>
    <style:style style:name="SB_20_Code_20_Single" style:display-name="SB Code Single" style:family="paragraph" style:parent-style-name="SB_20_Code" style:next-style-name="SB_20_Body">
      <style:paragraph-properties fo:margin-top="0.1665in" fo:margin-bottom="0.1665in" loext:contextual-spacing="false"/>
    </style:style>
    <style:style style:name="Table_20_Subhead" style:display-name="Table Subhead" style:family="paragraph" style:next-style-name="Table_20_Text">
      <style:paragraph-properties fo:margin-top="0.0835in" fo:margin-bottom="0.0835in" loext:contextual-spacing="false" fo:line-height="0.1665in" fo:keep-together="always" fo:orphans="2" fo:widows="2" fo:keep-with-next="always"/>
      <style:text-properties fo:color="#808080" style:font-name="Times New Roman" fo:font-family="'Times New Roman'" style:font-family-generic="roman" style:font-pitch="variable" fo:font-size="10pt" fo:language="en" fo:country="US" style:text-underline-style="solid" style:text-underline-width="auto" style:text-underline-color="font-color" fo:font-weight="bold" style:font-name-asian="Times New Roman" style:font-family-asian="'Times New Roman'" style:font-family-generic-asian="roman" style:font-pitch-asian="variable" style:font-size-asian="10pt" style:font-weight-asian="bold" style:font-name-complex="Times New Roman" style:font-family-complex="'Times New Roman'" style:font-family-generic-complex="roman" style:font-pitch-complex="variable" style:font-size-complex="10pt" style:language-complex="ar" style:country-complex="SA"/>
    </style:style>
    <style:style style:name="Unnumbered" style:family="paragraph">
      <style:paragraph-properties fo:margin-left="0.25in" fo:margin-right="0in" fo:margin-top="0.0835in" fo:margin-bottom="0in" loext:contextual-spacing="false" fo:orphans="2" fo:widows="2" fo:text-indent="0in" style:auto-text-indent="false" style:text-autospace="none" style:punctuation-wrap="simple" style:vertical-align="baseline"/>
      <style:text-properties style:use-window-font-color="true" style:font-name="Times New Roman" fo:font-family="'Times New Roman'" style:font-family-generic="roman" style:font-pitch="variable" fo:font-size="11.5pt" fo:language="en" fo:country="US" style:font-name-asian="Times New Roman" style:font-family-asian="'Times New Roman'" style:font-family-generic-asian="roman" style:font-pitch-asian="variable" style:font-size-asian="11.5pt" style:font-name-complex="Times New Roman" style:font-family-complex="'Times New Roman'" style:font-family-generic-complex="roman" style:font-pitch-complex="variable" style:font-size-complex="11.5pt" style:language-complex="ar" style:country-complex="SA"/>
    </style:style>
    <style:style style:name="Unnumbered_20_First" style:display-name="Unnumbered First" style:family="paragraph" style:parent-style-name="Unnumbered" style:next-style-name="Unnumbered">
      <style:paragraph-properties fo:margin-top="0.1665in" fo:margin-bottom="0.0835in" loext:contextual-spacing="false"/>
    </style:style>
    <style:style style:name="Unnumbered_20_Last" style:display-name="Unnumbered Last" style:family="paragraph" style:parent-style-name="Unnumbered" style:next-style-name="Body_20_Text_20_Cont">
      <style:paragraph-properties fo:margin-top="0.0835in" fo:margin-bottom="0.1665in" loext:contextual-spacing="false"/>
    </style:style>
    <style:style style:name="SB_20_Sub_20_List" style:display-name="SB Sub List" style:family="paragraph" style:parent-style-name="SB_20_Bullet">
      <style:paragraph-properties fo:margin-left="0.8in" fo:margin-right="0.2in" fo:text-indent="-0.4in" style:auto-text-indent="false">
        <style:tab-stops>
          <style:tab-stop style:position="-0.4701in"/>
          <style:tab-stop style:position="-0.2701in"/>
        </style:tab-stops>
      </style:paragraph-properties>
    </style:style>
    <style:style style:name="SB_20_Code_20_Last" style:display-name="SB Code Last" style:family="paragraph" style:parent-style-name="SB_20_Code" style:next-style-name="SB_20_Body_20_First">
      <style:paragraph-properties fo:margin-top="0in" fo:margin-bottom="0.1665in" loext:contextual-spacing="false"/>
    </style:style>
    <style:style style:name="Exercise_20_Body_20_Last" style:display-name="Exercise Body Last" style:family="paragraph" style:parent-style-name="SB_20_Body_20_First" style:next-style-name="Body_20_Text_20_Cont">
      <style:paragraph-properties fo:margin-left="0in" fo:margin-right="0in" fo:margin-top="0.0835in" fo:margin-bottom="0.1665in" loext:contextual-spacing="false" fo:text-indent="0in" style:auto-text-indent="false" fo:padding-left="0in" fo:padding-right="0in" fo:padding-top="0in" fo:padding-bottom="0.1665in" fo:border-left="none" fo:border-right="none" fo:border-top="none" fo:border-bottom="0.99pt solid #000000"/>
    </style:style>
    <style:style style:name="Glossary_20_Head" style:display-name="Glossary Head" style:family="paragraph" style:parent-style-name="Standard" style:next-style-name="Glossary_20_Text">
      <style:paragraph-properties fo:margin-top="0.0835in" fo:margin-bottom="0in" loext:contextual-spacing="false"/>
      <style:text-properties style:font-name="Arial" fo:font-family="Arial" style:font-family-generic="swiss" style:font-pitch="variable" fo:font-weight="bold" style:font-weight-asian="bold" style:font-size-complex="12pt"/>
    </style:style>
    <style:style style:name="Glossary_20_Text" style:display-name="Glossary Text" style:family="paragraph" style:parent-style-name="Standard">
      <style:paragraph-properties fo:margin-left="0.25in" fo:margin-right="0in" fo:margin-top="0.0417in" fo:margin-bottom="0.1665in" loext:contextual-spacing="false" fo:text-indent="0in" style:auto-text-indent="false"/>
      <style:text-properties fo:font-size="11.5pt" style:font-size-asian="11.5pt"/>
    </style:style>
    <style:style style:name="FM_20_Title" style:display-name="FM Title" style:family="paragraph" style:parent-style-name="Standard" style:next-style-name="FM_20_Subtitle">
      <style:paragraph-properties fo:text-align="center" style:justify-single-word="false"/>
      <style:text-properties style:font-name="Trebuchet MS" fo:font-family="'Trebuchet MS'" style:font-family-generic="swiss" style:font-pitch="variable" fo:font-size="24pt" style:font-size-asian="24pt"/>
    </style:style>
    <style:style style:name="Code_20_Single" style:display-name="Code Single" style:family="paragraph" style:parent-style-name="Standard" style:next-style-name="Body_20_Text_20_Cont">
      <style:paragraph-properties fo:margin-left="0in" fo:margin-right="0.1in" fo:margin-top="0.0835in" fo:margin-bottom="0.0835in" loext:contextual-spacing="false" fo:line-height="0.1665in" fo:text-indent="0in" style:auto-text-indent="false"/>
      <style:text-properties style:font-name="TheSansMonoConNormal" fo:font-family="TheSansMonoConNormal" style:font-family-generic="swiss" style:font-pitch="variable" fo:font-size="10pt" fo:language="en" fo:country="US" style:font-size-asian="10pt" style:language-asian="en" style:country-asian="US"/>
    </style:style>
    <style:style style:name="Query" style:family="paragraph" style:parent-style-name="Production" style:next-style-name="Body_20_Text">
      <style:text-properties fo:color="#ff0000"/>
    </style:style>
    <style:style style:name="EndOfChapter" style:family="paragraph" style:parent-style-name="Text_20_body"/>
    <style:style style:name="Footnote_20_Text" style:display-name="Footnote Text" style:family="paragraph" style:parent-style-name="Standard">
      <style:text-properties style:font-name="Utopia" fo:font-family="Utopia" style:font-family-generic="roman" style:font-pitch="variable" fo:font-size="10pt" style:font-size-asian="10pt" style:font-name-complex="Utopia" style:font-family-complex="Utopia" style:font-family-generic-complex="roman" style:font-pitch-complex="variable"/>
    </style:style>
    <style:style style:name="Body_20_Text" style:display-name="Body Text" style:family="paragraph" style:parent-style-name="Text_20_body">
      <style:text-properties fo:font-size="11.5pt" style:font-size-asian="11.5pt"/>
    </style:style>
    <style:style style:name="Answer" style:family="paragraph" style:parent-style-name="Body_20_Text_20_First">
      <style:paragraph-properties fo:padding="0in" fo:border-left="none" fo:border-right="none" fo:border-top="none" fo:border-bottom="0.06pt solid #000000" style:shadow="none" style:join-border="false"/>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Standard" style:next-style-name="Standard" style:default-outline-level="2" style:list-style-name="" style:class="chapter">
      <style:paragraph-properties fo:margin-top="0in" fo:margin-bottom="0.0417in" loext:contextual-spacing="false" fo:text-align="center" style:justify-single-word="false"/>
      <style:text-properties style:font-name="Cambria" fo:font-family="Cambria" style:font-family-generic="roman" style:font-pitch="variable" style:font-name-complex="Cambria" style:font-family-complex="Cambria" style:font-family-generic-complex="roman" style:font-pitch-complex="variable" style:font-size-complex="12pt"/>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OC_20_21" style:display-name="TOC 21" style:family="paragraph" style:parent-style-name="Standard" style:next-style-name="Standard">
      <style:paragraph-properties fo:margin-left="0.1701in" fo:margin-right="0in" fo:margin-top="0.1665in" fo:margin-bottom="0.139in" loext:contextual-spacing="false" fo:text-indent="0in" style:auto-text-indent="false"/>
      <style:text-properties style:font-name="HelveticaNeue MediumCond" fo:font-family="'HelveticaNeue MediumCond'" style:font-family-generic="swiss" style:font-pitch="variable" fo:language="none" fo:country="none" fo:font-weight="bold" style:language-asian="none" style:country-asian="none" style:font-weight-asian="bold" style:font-name-complex="HelveticaNeue MediumCond" style:font-family-complex="'HelveticaNeue MediumCond'" style:font-family-generic-complex="swiss" style:font-pitch-complex="variable"/>
    </style:style>
    <style:style style:name="TOC_20_31" style:display-name="TOC 31" style:family="paragraph" style:parent-style-name="Standard" style:next-style-name="Standard">
      <style:paragraph-properties fo:margin-left="0.3299in" fo:margin-right="0in" fo:margin-top="0in" fo:margin-bottom="0.0835in" loext:contextual-spacing="true" fo:line-height="100%" fo:text-indent="0in" style:auto-text-indent="false"/>
      <style:text-properties style:font-name="HelveticaNeue MediumCond" fo:font-family="'HelveticaNeue MediumCond'" style:font-family-generic="swiss" style:font-pitch="variable" style:font-name-complex="HelveticaNeue MediumCond" style:font-family-complex="'HelveticaNeue MediumCond'" style:font-family-generic-complex="swiss" style:font-pitch-complex="variable"/>
    </style:style>
    <style:style style:name="Side_20_Bar_20_Code" style:display-name="Side Bar Code" style:family="paragraph" style:parent-style-name="Standard">
      <style:paragraph-properties fo:margin-left="0.2in" fo:margin-right="0.2in" fo:margin-top="0.25in" fo:margin-bottom="0.1665in" loext:contextual-spacing="true" fo:text-indent="0in" style:auto-text-indent="false"/>
      <style:text-properties style:font-name="HelveticaNeue Condensed" fo:font-family="'HelveticaNeue Condensed'" style:font-family-generic="swiss" style:font-pitch="variable" fo:font-size="10pt" style:font-size-asian="10pt" style:font-name-complex="HelveticaNeue Condensed" style:font-family-complex="'HelveticaNeue Condensed'" style:font-family-generic-complex="swiss" style:font-pitch-complex="variable"/>
    </style:style>
    <style:style style:name="FM_20_Subtitle_20_1" style:display-name="FM Subtitle 1" style:family="paragraph" style:parent-style-name="Standard">
      <style:paragraph-properties fo:margin-top="0.0835in" fo:margin-bottom="0.1665in" loext:contextual-spacing="false"/>
      <style:text-properties style:font-name="HelveticaNeue Condensed" fo:font-family="'HelveticaNeue Condensed'" style:font-family-generic="swiss" style:font-pitch="variable" fo:font-size="30pt" style:font-size-asian="30pt" style:font-name-complex="HelveticaNeue Condensed" style:font-family-complex="'HelveticaNeue Condensed'" style:font-family-generic-complex="swiss" style:font-pitch-complex="variable"/>
    </style:style>
    <style:style style:name="Revision" style:family="paragraph">
      <style:paragraph-properties fo:orphans="2" fo:widows="2"/>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font-name-complex="Calibri" style:font-family-complex="Calibri" style:font-family-generic-complex="swiss" style:font-pitch-complex="variable" style:font-size-complex="11pt" style:language-complex="ar" style:country-complex="SA"/>
    </style:style>
    <style:style style:name="Header_20_WHITE" style:display-name="Header WHITE" style:family="paragraph" style:parent-style-name="Header">
      <style:text-properties fo:color="#ffffff" style:font-name-asian="PMingLiU" style:font-family-asian="PMingLiU, 新細明體" style:font-family-generic-asian="roman" style:font-pitch-asian="variable"/>
    </style:style>
    <style:style style:name="Contents_20_2" style:display-name="Contents 2" style:family="paragraph" style:parent-style-name="Standard" style:next-style-name="Standard" style:class="index">
      <style:paragraph-properties fo:margin-left="0.1701in" fo:margin-right="0in" fo:margin-top="0in" fo:margin-bottom="0in" loext:contextual-spacing="false" fo:line-height="100%" fo:text-indent="0in" style:auto-text-indent="false"/>
      <style:text-properties style:font-name="HelveticaNeue MediumCond" fo:font-family="'HelveticaNeue MediumCond'" style:font-family-generic="swiss" style:font-pitch="variable" fo:font-size="12pt" fo:language="none" fo:country="none" fo:font-weight="bold" style:font-name-asian="Times New Roman" style:font-family-asian="'Times New Roman'" style:font-family-generic-asian="roman" style:font-pitch-asian="variable" style:font-size-asian="12pt" style:language-asian="none" style:country-asian="none" style:font-weight-asian="bold" style:font-name-complex="Times New Roman" style:font-family-complex="'Times New Roman'" style:font-family-generic-complex="roman" style:font-pitch-complex="variable" style:font-size-complex="10pt"/>
    </style:style>
    <style:style style:name="Contents_20_1" style:display-name="Contents 1" style:family="paragraph" style:parent-style-name="Standard" style:next-style-name="Standard" style:class="index">
      <style:paragraph-properties fo:margin-top="0in" fo:margin-bottom="0.0693in" loext:contextual-spacing="false"/>
    </style:style>
    <style:style style:name="ToC_20_Part" style:display-name="ToC Part" style:family="paragraph" style:parent-style-name="Contents_20_1">
      <style:paragraph-properties fo:margin-top="0.0835in" fo:margin-bottom="0in" loext:contextual-spacing="false" fo:line-height="100%"/>
      <style:text-properties style:font-name="HelveticaNeue MediumCond" fo:font-family="'HelveticaNeue MediumCond'" style:font-family-generic="swiss" style:font-pitch="variable" fo:font-size="13pt" fo:font-weight="bold" style:font-size-asian="13pt" style:font-weight-asian="bold" style:font-name-complex="HelveticaNeue MediumCond" style:font-family-complex="'HelveticaNeue MediumCond'" style:font-family-generic-complex="swiss" style:font-pitch-complex="variable" style:font-weight-complex="bold"/>
    </style:style>
    <style:style style:name="Part_20_Text_20_Cont." style:display-name="Part Text Cont." style:family="paragraph" style:parent-style-name="Standard">
      <style:paragraph-properties fo:margin-left="0in" fo:margin-right="0in" fo:margin-top="0in" fo:margin-bottom="0in" loext:contextual-spacing="true" fo:line-height="100%" fo:text-indent="0.5in" style:auto-text-indent="false"/>
      <style:text-properties style:font-name="Utopia" fo:font-family="Utopia" style:font-family-generic="roman" style:font-pitch="variable" fo:font-size="10pt" fo:letter-spacing="-0.0043in" style:font-size-asian="10pt" style:font-name-complex="Utopia" style:font-family-complex="Utopia" style:font-family-generic-complex="roman" style:font-pitch-complex="variable"/>
    </style:style>
    <style:style style:name="Block_20_Text" style:display-name="Block Text" style:family="paragraph" style:parent-style-name="Body_20_Text_20_First">
      <style:paragraph-properties fo:margin-left="0.8in" fo:margin-right="0.8in" fo:text-indent="0in" style:auto-text-indent="false"/>
      <style:text-properties style:font-name-asian="Times New Roman" style:font-family-asian="'Times New Roman'" style:font-family-generic-asian="roman" style:font-pitch-asian="variable" style:font-style-complex="italic"/>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WW8Num1zfalse" style:family="text"/>
    <style:style style:name="WW8Num1ztrue" style:family="text"/>
    <style:style style:name="WW8Num3zfalse" style:family="text"/>
    <style:style style:name="WW8Num5zfalse" style:family="text"/>
    <style:style style:name="WW8Num6zfalse" style:family="text"/>
    <style:style style:name="WW8Num7zfalse" style:family="text"/>
    <style:style style:name="WW8Num8zfalse" style:family="text"/>
    <style:style style:name="WW-Default_20_Paragraph_20_Font" style:display-name="WW-Default Paragraph Font" style:family="text"/>
    <style:style style:name="WW8Num2zfalse" style:family="text"/>
    <style:style style:name="WW8Num2ztrue" style:family="text"/>
    <style:style style:name="WW8Num3ztrue" style:family="text"/>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true" style:family="text"/>
    <style:style style:name="WW8Num6ztrue" style:family="text"/>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true" style:family="text"/>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Default_20_Paragraph_20_Font1" style:display-name="WW-Default Paragraph Font1" style:family="text"/>
    <style:style style:name="Heading_20_1_20_Char" style:display-name="Heading 1 Char" style:family="text">
      <style:text-properties style:font-name="HelveticaNeue Condensed" fo:font-family="'HelveticaNeue Condensed'" style:font-family-generic="swiss" style:font-pitch="variable" fo:font-size="20pt" fo:language="en" fo:country="GB" fo:font-weight="bold" style:font-name-asian="Calibri" style:font-family-asian="Calibri" style:font-family-generic-asian="swiss" style:font-pitch-asian="variable" style:font-size-asian="20pt" style:font-weight-asian="bold" style:font-name-complex="Times New Roman" style:font-family-complex="'Times New Roman'" style:font-family-generic-complex="roman" style:font-pitch-complex="variable" style:font-size-complex="18pt"/>
    </style:style>
    <style:style style:name="Heading_20_2_20_Char" style:display-name="Heading 2 Char" style:family="text">
      <style:text-properties style:font-name="HelveticaNeue Condensed" fo:font-family="'HelveticaNeue Condensed'" style:font-family-generic="swiss" style:font-pitch="variable" fo:font-size="18pt" fo:language="en" fo:country="GB" fo:font-weight="bold" style:font-name-asian="Calibri" style:font-family-asian="Calibri" style:font-family-generic-asian="swiss" style:font-pitch-asian="variable" style:font-size-asian="18pt" style:font-weight-asian="bold" style:font-name-complex="Times New Roman" style:font-family-complex="'Times New Roman'" style:font-family-generic-complex="roman" style:font-pitch-complex="variable" style:font-size-complex="14pt"/>
    </style:style>
    <style:style style:name="Heading_20_3_20_Char" style:display-name="Heading 3 Char" style:family="text">
      <style:text-properties style:font-name="HelveticaNeue Condensed" fo:font-family="'HelveticaNeue Condensed'" style:font-family-generic="swiss" style:font-pitch="variable" fo:font-size="16pt" fo:language="en" fo:country="GB" fo:font-weight="bold" style:font-name-asian="Calibri" style:font-family-asian="Calibri" style:font-family-generic-asian="swiss" style:font-pitch-asian="variable" style:font-size-asian="16pt" style:font-weight-asian="bold" style:font-name-complex="Times New Roman" style:font-family-complex="'Times New Roman'" style:font-family-generic-complex="roman" style:font-pitch-complex="variable" style:font-size-complex="14pt"/>
    </style:style>
    <style:style style:name="Heading_20_4_20_Char" style:display-name="Heading 4 Char" style:family="text">
      <style:text-properties style:font-name="HelveticaNeue Condensed" fo:font-family="'HelveticaNeue Condensed'" style:font-family-generic="swiss" style:font-pitch="variable" fo:font-size="14pt" fo:letter-spacing="-0.0043in"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2pt"/>
    </style:style>
    <style:style style:name="Heading_20_5_20_Char" style:display-name="Heading 5 Char" style:family="text">
      <style:text-properties style:font-name="HelveticaNeue Condensed" fo:font-family="'HelveticaNeue Condensed'" style:font-family-generic="swiss" style:font-pitch="variable" fo:font-size="12pt" fo:language="en" fo:country="GB" fo:font-weight="bold" style:font-name-asian="Calibri" style:font-family-asian="Calibri" style:font-family-generic-asian="swiss" style:font-pitch-asian="variable" style:font-size-asian="12pt" style:font-weight-asian="bold" style:font-name-complex="Times New Roman" style:font-family-complex="'Times New Roman'" style:font-family-generic-complex="roman" style:font-pitch-complex="variable" style:font-size-complex="11pt"/>
    </style:style>
    <style:style style:name="Heading_20_6_20_Char" style:display-name="Heading 6 Char" style:family="text">
      <style:text-properties style:font-name="HelveticaNeue Condensed" fo:font-family="'HelveticaNeue Condensed'" style:font-family-generic="swiss" style:font-pitch="variable" fo:font-size="11pt" fo:language="en" fo:country="GB" fo:font-weight="bold" style:font-name-asian="PMingLiU" style:font-family-asian="PMingLiU, 新細明體" style:font-family-generic-asian="roman" style:font-pitch-asian="variable" style:font-size-asian="11pt" style:font-weight-asian="bold" style:font-name-complex="Times New Roman" style:font-family-complex="'Times New Roman'" style:font-family-generic-complex="roman" style:font-pitch-complex="variable" style:font-size-complex="11pt" style:font-weight-complex="bold"/>
    </style:style>
    <style:style style:name="Body_20_Text_20_Char" style:display-name="Body Text Char" style:family="text">
      <style:text-properties style:font-name="Arial" fo:font-family="Arial" style:font-family-generic="swiss" style:font-pitch="variable" fo:font-size="9pt" fo:language="en" fo:country="GB" style:font-name-asian="Calibri" style:font-family-asian="Calibri" style:font-family-generic-asian="swiss" style:font-pitch-asian="variable" style:font-size-asian="9pt" style:font-name-complex="Times New Roman" style:font-family-complex="'Times New Roman'" style:font-family-generic-complex="roman" style:font-pitch-complex="variable" style:font-size-complex="11pt"/>
    </style:style>
    <style:style style:name="Code_20_Bold" style:display-name="Code Bold" style:family="text">
      <style:text-properties style:font-name="TheSansMonoConBlack" fo:font-family="TheSansMonoConBlack" style:font-family-generic="swiss" style:font-pitch="variable" fo:font-size="11pt" style:font-size-asian="11pt" style:font-name-complex="TheSansMonoConBlack" style:font-family-complex="TheSansMonoConBlack" style:font-family-generic-complex="swiss" style:font-pitch-complex="variable"/>
    </style:style>
    <style:style style:name="Code_20_Char" style:display-name="Code Char" style:family="text">
      <style:text-properties style:font-name="TheSansMonoConNormal1" fo:font-family="TheSansMonoConNormal" style:font-family-generic="roman" style:font-pitch="variable" fo:font-size="11pt" fo:language="en" fo:country="GB" style:font-name-asian="Calibri" style:font-family-asian="Calibri" style:font-family-generic-asian="swiss" style:font-pitch-asian="variable" style:font-size-asian="11pt" style:language-asian="none" style:country-asian="none" style:font-name-complex="Times New Roman" style:font-family-complex="'Times New Roman'" style:font-family-generic-complex="roman" style:font-pitch-complex="variable" style:font-size-complex="11pt"/>
    </style:style>
    <style:style style:name="Code_20_Caption_20_Char" style:display-name="Code Caption Char" style:family="text">
      <style:text-properties style:font-name="Utopia" fo:font-family="Utopia" style:font-family-generic="roman" style:font-pitch="variable" fo:font-size="11pt" fo:language="en" fo:country="GB" fo:font-style="italic" style:font-name-asian="Calibri" style:font-family-asian="Calibri" style:font-family-generic-asian="swiss" style:font-pitch-asian="variable" style:font-size-asian="11pt" style:language-asian="none" style:country-asian="none" style:font-style-asian="italic" style:font-name-complex="Times New Roman" style:font-family-complex="'Times New Roman'" style:font-family-generic-complex="roman" style:font-pitch-complex="variable" style:font-size-complex="11pt"/>
    </style:style>
    <style:style style:name="Quote_20_Char" style:display-name="Quote Char" style:family="text">
      <style:text-properties style:font-name="Utopia" fo:font-family="Utopia" style:font-family-generic="roman" style:font-pitch="variable" fo:font-size="12pt" fo:language="en" fo:country="GB" fo:font-style="italic" style:font-name-asian="Calibri" style:font-family-asian="Calibri" style:font-family-generic-asian="swiss" style:font-pitch-asian="variable" style:font-size-asian="12pt" style:font-style-asian="italic" style:font-name-complex="Times New Roman" style:font-family-complex="'Times New Roman'" style:font-family-generic-complex="roman" style:font-pitch-complex="variable" style:font-size-complex="11pt" style:font-style-complex="italic"/>
    </style:style>
    <style:style style:name="Exercise_20_Body_20_Char" style:display-name="Exercise Body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B_20_Code_20_Char" style:display-name="SB Code Char" style:family="text">
      <style:text-properties style:font-name="TheSansMonoConNormal1" fo:font-family="TheSansMonoConNormal" style:font-family-generic="roman" style:font-pitch="variable" fo:font-size="9pt" fo:language="none" fo:country="none" style:font-size-asian="9pt" style:language-asian="none" style:country-asian="none" style:font-name-complex="TheSansMonoConNormal1" style:font-family-complex="TheSansMonoConNormal" style:font-family-generic-complex="roman" style:font-pitch-complex="variable"/>
    </style:style>
    <style:style style:name="Exercise_20_Code_20_Char" style:display-name="Exercise Code Char" style:family="text">
      <style:text-properties style:font-name="TheSansMonoConNormal1" fo:font-family="TheSansMonoConNormal" style:font-family-generic="roman" style:font-pitch="variable" fo:language="en" fo:country="GB" style:font-name-asian="Calibri" style:font-family-asian="Calibri" style:font-family-generic-asian="swiss" style:font-pitch-asian="variable" style:language-asian="none" style:country-asian="none" style:font-name-complex="Times New Roman" style:font-family-complex="'Times New Roman'" style:font-family-generic-complex="roman" style:font-pitch-complex="variable" style:font-size-complex="11pt"/>
    </style:style>
    <style:style style:name="Internet_20_link" style:display-name="Internet link" style:family="text">
      <style:text-properties fo:color="#0000ff" style:text-underline-style="solid" style:text-underline-width="auto" style:text-underline-color="font-color"/>
    </style:style>
    <style:style style:name="Body_20_Text_20_First_20_Char" style:display-name="Body Text First Char" style:family="text">
      <style:text-properties style:font-name="Utopia" fo:font-family="Utopia" style:font-family-generic="roman" style:font-pitch="variable" fo:font-size="11pt" fo:language="en" fo:country="IN"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Code_20_Inline" style:display-name="Code Inline" style:family="text">
      <style:text-properties fo:color="#000000" style:font-name="TheSansMonoConNormal1" fo:font-family="TheSansMonoConNormal" style:font-family-generic="roman" style:font-pitch="variable" fo:font-size="11pt" fo:background-color="transparent" style:font-size-asian="11pt" style:font-name-complex="TheSansMonoConNormal1" style:font-family-complex="TheSansMonoConNormal" style:font-family-generic-complex="roman" style:font-pitch-complex="variable"/>
    </style:style>
    <style:style style:name="Dingbat_20_Char_20_Char" style:display-name="Dingbat Char Char" style:family="text">
      <style:text-properties fo:color="#bfbfbf" style:font-name="ZapfDingbats1" fo:font-family="ZapfDingbats" style:font-family-generic="decorative" style:font-pitch="variable" fo:language="en" fo:country="US" style:font-name-complex="ZapfDingbats1" style:font-family-complex="ZapfDingbats" style:font-family-generic-complex="decorative" style:font-pitch-complex="variable" style:font-size-complex="12pt" style:language-complex="ar" style:country-complex="SA"/>
    </style:style>
    <style:style style:name="Page_20_Number" style:display-name="Page Number" style:family="text" style:parent-style-name="Default_20_Paragraph_20_Font"/>
    <style:style style:name="Side_20_Bar_20_Body_20_Char" style:display-name="Side Bar Body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Last_20_Char" style:display-name="Exercise Last Char" style:family="text">
      <style:text-properties style:font-name="HelveticaNeue Condensed" fo:font-family="'HelveticaNeue Condensed'" style:font-family-generic="swiss" style:font-pitch="variable" fo:font-size="11pt" fo:language="en" fo:country="GB"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Side_20_Bar_20_Last_20_Char" style:display-name="Side Bar Last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Exercise_20_Num_20_Char" style:display-name="Exercise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Num_20_Char" style:display-name="Side Bar Num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Body_20_Text_20_Indent_20_Char" style:display-name="Body Text Indent Char" style:family="text">
      <style:text-properties fo:font-size="12pt" style:font-size-asian="12pt"/>
    </style:style>
    <style:style style:name="Body_20_Text_20_First_20_Indent_20_2_20_Char" style:display-name="Body Text First Indent 2 Char" style:family="text">
      <style:text-properties fo:font-size="12pt" style:font-size-asian="12pt"/>
    </style:style>
    <style:style style:name="Note_2f_Tip_2f_Caution_20_Char" style:display-name="Note/Tip/Caution Char" style:family="text">
      <style:text-properties style:font-name="HelveticaNeue Condensed" fo:font-family="'HelveticaNeue Condensed'" style:font-family-generic="swiss" style:font-pitch="variable" fo:font-size="13pt" fo:language="en" fo:country="GB" style:font-name-asian="Calibri" style:font-family-asian="Calibri" style:font-family-generic-asian="swiss" style:font-pitch-asian="variable" style:font-size-asian="13pt" style:font-name-complex="Times New Roman" style:font-family-complex="'Times New Roman'" style:font-family-generic-complex="roman" style:font-pitch-complex="variable" style:font-size-complex="11pt"/>
    </style:style>
    <style:style style:name="Footer_20_Char" style:display-name="Footer Char" style:family="text">
      <style:text-properties style:font-name="Utopia" fo:font-family="Utop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1pt"/>
    </style:style>
    <style:style style:name="Header_20_Char" style:display-name="Header Char" style:family="text">
      <style:text-properties style:font-name="HelveticaNeue Condensed" fo:font-family="'HelveticaNeue Condensed'" style:font-family-generic="swiss" style:font-pitch="variable" fo:font-size="14pt" fo:language="en" fo:country="GB" fo:font-weight="bold" style:font-name-asian="Calibri" style:font-family-asian="Calibri" style:font-family-generic-asian="swiss" style:font-pitch-asian="variable" style:font-size-asian="14pt" style:font-weight-asian="bold" style:font-name-complex="Times New Roman" style:font-family-complex="'Times New Roman'" style:font-family-generic-complex="roman" style:font-pitch-complex="variable" style:font-size-complex="11pt"/>
    </style:style>
    <style:style style:name="Comment_20_Reference" style:display-name="Comment Reference" style:family="text">
      <style:text-properties fo:font-size="8pt" style:font-size-asian="8pt" style:font-size-complex="8pt"/>
    </style:style>
    <style:style style:name="Comment_20_Text_20_Char" style:display-name="Comment Text Char" style:family="text">
      <style:text-properties style:font-name="Times" fo:font-family="Times" style:font-family-generic="roman" style:font-pitch="variable" style:font-name-complex="Times" style:font-family-complex="Times" style:font-family-generic-complex="roman" style:font-pitch-complex="variabl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Comment_20_Subject_20_Char" style:display-name="Comment Subject Char" style:family="text">
      <style:text-properties style:font-name="Calibri" fo:font-family="Calibri" style:font-family-generic="swiss" style:font-pitch="variable" fo:language="en" fo:country="US" fo:font-weight="bold" style:font-name-asian="Calibri" style:font-family-asian="Calibri" style:font-family-generic-asian="swiss" style:font-pitch-asian="variable" style:font-weight-asian="bold" style:font-name-complex="Times New Roman" style:font-family-complex="'Times New Roman'" style:font-family-generic-complex="roman" style:font-pitch-complex="variable" style:font-weight-complex="bold"/>
    </style:style>
    <style:style style:name="Balloon_20_Text_20_Char" style:display-name="Balloon Text Char" style:family="text">
      <style:text-properties style:font-name="Tahoma" fo:font-family="Tahoma" style:font-family-generic="swiss" style:font-pitch="variable" fo:font-size="8pt" style:font-name-asian="Calibri" style:font-family-asian="Calibri" style:font-family-generic-asian="swiss" style:font-pitch-asian="variable" style:font-size-asian="8pt" style:font-name-complex="Tahoma" style:font-family-complex="Tahoma" style:font-family-generic-complex="swiss" style:font-pitch-complex="variable" style:font-size-complex="8pt"/>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4zfalse" style:family="text"/>
    <style:style style:name="WW8Num9zfalse" style:family="text"/>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true" style:family="text"/>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true" style:family="text"/>
    <style:style style:name="WW8Num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false" style:family="text"/>
    <style:style style:name="WW8Num10ztrue" style:family="text"/>
    <style:style style:name="WW8Num11z1" style:family="text"/>
    <style:style style:name="WW8Num11z2" style:family="text"/>
    <style:style style:name="WW8Num12z0" style:family="text"/>
    <style:style style:name="WW8Num12z1" style:family="text"/>
    <style:style style:name="WW8Num12z2" style:family="text"/>
    <style:style style:name="Numbering_20_Symbols" style:display-name="Numbering Symbols" style:family="text"/>
    <style:style style:name="Footnote_20_Symbol" style:display-name="Footnote Symbol" style:family="text">
      <style:text-properties style:text-position="super 58%"/>
    </style:style>
    <style:style style:name="Footnote_20_anchor" style:display-name="Footnote anchor" style:family="text">
      <style:text-properties style:text-position="super 58%"/>
    </style:style>
    <style:style style:name="WW8Num14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3" style:family="text">
      <style:text-properties style:font-name="Symbol" fo:font-family="Symbol" style:font-family-generic="roman" style:font-pitch="variable" style:font-charset="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style>
    <style:style style:name="WW8Num18z0" style:family="text"/>
    <style:style style:name="WW8Num18z1" style:family="text"/>
    <style:style style:name="WW8Num18z2" style:family="text"/>
    <style:style style:name="WW8Num18z3" style:family="text"/>
    <style:style style:name="WW8Num19z0" style:family="text"/>
    <style:style style:name="WW8Num19z1" style:family="text"/>
    <style:style style:name="WW8Num19z2" style:family="text"/>
    <style:style style:name="WW8Num19z3" style:family="text"/>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St3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4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6z0" style:family="text">
      <style:text-properties style:font-name="CommonBullets" fo:font-family="CommonBullets" style:font-family-generic="swiss" style:font-pitch="variable" fo:font-size="10pt" style:font-size-asian="10pt" style:font-name-complex="Times New Roman" style:font-family-complex="'Times New Roman'" style:font-family-generic-complex="roman" style:font-pitch-complex="variable" style:font-size-complex="10pt"/>
    </style:style>
    <style:style style:name="WW8NumSt8z0" style:family="text">
      <style:text-properties style:font-name="Wingdings" fo:font-family="Wingdings" style:font-pitch="variable" style:font-charset="x-symbol" fo:font-size="8pt" style:font-size-asian="8pt" style:font-name-complex="Times New Roman" style:font-family-complex="'Times New Roman'" style:font-family-generic-complex="roman" style:font-pitch-complex="variable" style:font-size-complex="8pt"/>
    </style:style>
    <style:style style:name="WW8NumSt9z0" style:family="text">
      <style:text-properties style:font-name="Wingdings" fo:font-family="Wingdings" style:font-pitch="variable" style:font-charset="x-symbol" fo:font-size="8pt" style:font-size-asian="8pt"/>
    </style:style>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4" style:family="text"/>
    <style:style style:name="WW8Num19z5" style:family="text"/>
    <style:style style:name="WW8Num19z6" style:family="text"/>
    <style:style style:name="WW8Num19z7" style:family="text"/>
    <style:style style:name="WW8Num19z8" style:family="text"/>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Times" fo:font-family="Times" style:font-family-generic="roman" style:font-pitch="variable" style:font-name-asian="Calibri" style:font-family-asian="Calibri" style:font-family-generic-asian="swiss" style:font-pitch-asian="variable" style:font-name-complex="Times" style:font-family-complex="Times" style:font-family-generic-complex="roman" style:font-pitch-complex="variable"/>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Wingdings" fo:font-family="Wingdings" style:font-pitch="variable" style:font-charset="x-symbol" style:font-name-asian="Calibri" style:font-family-asian="Calibri" style:font-family-generic-asian="swiss" style:font-pitch-asian="variable" style:font-name-complex="Times New Roman" style:font-family-complex="'Times New Roman'" style:font-family-generic-complex="roman" style:font-pitch-complex="variable"/>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2z1" style:family="text"/>
    <style:style style:name="WW8Num32z2" style:family="text"/>
    <style:style style:name="WW8Num32z3" style:family="text"/>
    <style:style style:name="WW8Num32z4" style:family="text"/>
    <style:style style:name="WW8Num32z5" style:family="text"/>
    <style:style style:name="WW8Num32z6" style:family="text"/>
    <style:style style:name="WW8Num32z7" style:family="text"/>
    <style:style style:name="WW8Num32z8" style:family="text"/>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style style:name="WW8Num34z1" style:family="text"/>
    <style:style style:name="WW8Num34z2" style:family="text"/>
    <style:style style:name="WW8Num34z3" style:family="text"/>
    <style:style style:name="WW8Num34z4" style:family="text"/>
    <style:style style:name="WW8Num34z5" style:family="text"/>
    <style:style style:name="WW8Num34z6" style:family="text"/>
    <style:style style:name="WW8Num34z7" style:family="text"/>
    <style:style style:name="WW8Num34z8" style:family="text"/>
    <style:style style:name="WW8Num35z0" style:family="text"/>
    <style:style style:name="WW8Num3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Footnote_20_Text_20_Char" style:display-name="Footnote Text Char" style:family="text">
      <style:text-properties style:font-name="Utopia" fo:font-family="Utopia" style:font-family-generic="roman" style:font-pitch="variable" fo:language="en" fo:country="GB"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Side_20_Bar_20_Code_20_Char" style:display-name="Side Bar Code Char" style:family="text">
      <style:text-properties style:font-name="HelveticaNeue Condensed" fo:font-family="'HelveticaNeue Condensed'" style:font-family-generic="swiss"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1pt"/>
    </style:style>
    <style:style style:name="Intense_20_Emphasis" style:display-name="Intense Emphasis" style:family="text">
      <style:text-properties fo:color="#000000" fo:font-style="italic" fo:font-weight="bold" style:font-style-asian="italic" style:font-weight-asian="bold" style:font-style-complex="italic" style:font-weight-complex="bold"/>
    </style:style>
    <style:style style:name="Subtitle_20_Char" style:display-name="Subtitle Char" style:family="text">
      <style:text-properties style:font-name="Cambria" fo:font-family="Cambria" style:font-family-generic="roman" style:font-pitch="variable" fo:font-size="11pt" style:font-name-asian="Calibri" style:font-family-asian="Calibri" style:font-family-generic-asian="swiss" style:font-pitch-asian="variable" style:font-size-asian="11pt" style:font-name-complex="Times New Roman" style:font-family-complex="'Times New Roman'" style:font-family-generic-complex="roman" style:font-pitch-complex="variable" style:font-size-complex="12pt"/>
    </style:style>
    <style:style style:name="Dingbat_20_Symbol" style:display-name="Dingbat Symbol" style:family="text">
      <style:text-properties fo:color="#bfbfbf" style:font-name="ZapfDingbats1" fo:font-family="ZapfDingbats" style:font-family-generic="decorative" style:font-pitch="variable" style:font-name-asian="Calibri" style:font-family-asian="Calibri" style:font-family-generic-asian="swiss" style:font-pitch-asian="variable" style:font-name-complex="Times New Roman" style:font-family-complex="'Times New Roman'" style:font-family-generic-complex="roman" style:font-pitch-complex="variable" style:font-size-complex="12pt"/>
    </style:style>
    <style:style style:name="Gray_20_Dingbat" style:display-name="Gray Dingbat" style:family="text">
      <style:text-properties fo:color="#bfbfbf" style:font-name="ZapfDingbats1" fo:font-family="ZapfDingbats" style:font-family-generic="decorative" style:font-pitch="variable" style:font-name-complex="ZapfDingbats1" style:font-family-complex="ZapfDingbats" style:font-family-generic-complex="decorative" style:font-pitch-complex="variable" style:font-size-complex="12pt"/>
    </style:style>
    <style:style style:name="FM_20_Edition_20_Char" style:display-name="FM Edition Char" style:family="text">
      <style:text-properties fo:color="#808080" style:font-name="HelveticaNeue MediumCond" fo:font-family="'HelveticaNeue MediumCond'" style:font-family-generic="swiss" style:font-pitch="variable" fo:font-size="24pt" style:font-name-asian="Calibri" style:font-family-asian="Calibri" style:font-family-generic-asian="swiss" style:font-pitch-asian="variable" style:font-size-asian="24pt" style:font-name-complex="Times New Roman" style:font-family-complex="'Times New Roman'" style:font-family-generic-complex="roman" style:font-pitch-complex="variable" style:font-size-complex="11pt"/>
    </style:style>
    <style:style style:name="Part_20_Number_20_Char" style:display-name="Part Number Char" style:family="text">
      <style:text-properties fo:text-transform="uppercase" style:font-name="Arial" fo:font-family="Arial" style:font-family-generic="swiss" style:font-pitch="variable" fo:font-size="26pt" fo:font-weight="bold" style:font-name-asian="Calibri" style:font-family-asian="Calibri" style:font-family-generic-asian="swiss" style:font-pitch-asian="variable" style:font-size-asian="26pt" style:font-weight-asian="bold" style:font-name-complex="Times New Roman" style:font-family-complex="'Times New Roman'" style:font-family-generic-complex="roman" style:font-pitch-complex="variable" style:font-size-complex="14pt"/>
    </style:style>
    <style:style style:name="Part_20_Title_20_Char" style:display-name="Part Title Char" style:family="text">
      <style:text-properties style:font-name="Arial" fo:font-family="Arial" style:font-family-generic="swiss" style:font-pitch="variable" fo:font-size="32pt" fo:font-weight="bold" style:font-name-asian="Calibri" style:font-family-asian="Calibri" style:font-family-generic-asian="swiss" style:font-pitch-asian="variable" style:font-size-asian="32pt" style:font-weight-asian="bold" style:font-name-complex="Times New Roman" style:font-family-complex="'Times New Roman'" style:font-family-generic-complex="roman" style:font-pitch-complex="variable" style:font-size-complex="24pt"/>
    </style:style>
    <style:style style:name="FM_20_Head_20_Char" style:display-name="FM Head Char" style:family="text">
      <style:text-properties style:font-name="Arial Narrow" fo:font-family="'Arial Narrow'" style:font-family-generic="swiss" style:font-pitch="variable" fo:font-size="30pt" fo:letter-spacing="-0.0138in" fo:font-weight="bold" style:font-name-asian="Calibri" style:font-family-asian="Calibri" style:font-family-generic-asian="swiss" style:font-pitch-asian="variable" style:font-size-asian="30pt" style:font-weight-asian="bold" style:font-name-complex="Times New Roman" style:font-family-complex="'Times New Roman'" style:font-family-generic-complex="roman" style:font-pitch-complex="variable" style:font-size-complex="24pt"/>
    </style:style>
    <text:outline-style style:name="Outline">
      <text:outline-level-style text:level="1" text:style-name="WW8Num1z0" style:num-format="">
        <style:list-level-properties text:list-level-position-and-space-mode="label-alignment">
          <style:list-level-label-alignment text:label-followed-by="nothing" fo:text-indent="-0.3in" fo:margin-left="0.3in"/>
        </style:list-level-properties>
      </text:outline-level-style>
      <text:outline-level-style text:level="2" text:style-name="WW8Num1z1" style:num-format="">
        <style:list-level-properties text:list-level-position-and-space-mode="label-alignment">
          <style:list-level-label-alignment text:label-followed-by="nothing" fo:text-indent="-0.4in" fo:margin-left="0.4in"/>
        </style:list-level-properties>
      </text:outline-level-style>
      <text:outline-level-style text:level="3" text:style-name="WW8Num1z2" style:num-format="">
        <style:list-level-properties text:list-level-position-and-space-mode="label-alignment">
          <style:list-level-label-alignment text:label-followed-by="nothing" fo:text-indent="-0.5in" fo:margin-left="0.5in"/>
        </style:list-level-properties>
      </text:outline-level-style>
      <text:outline-level-style text:level="4" text:style-name="WW8Num1z3" style:num-format="">
        <style:list-level-properties text:list-level-position-and-space-mode="label-alignment">
          <style:list-level-label-alignment text:label-followed-by="nothing" fo:text-indent="-0.6in" fo:margin-left="0.6in"/>
        </style:list-level-properties>
      </text:outline-level-style>
      <text:outline-level-style text:level="5" text:style-name="WW8Num1z4" style:num-format="">
        <style:list-level-properties text:list-level-position-and-space-mode="label-alignment">
          <style:list-level-label-alignment text:label-followed-by="nothing" fo:text-indent="-0.7in" fo:margin-left="0.7in"/>
        </style:list-level-properties>
      </text:outline-level-style>
      <text:outline-level-style text:level="6" text:style-name="WW8Num1z5"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text:style-name="WW8Num1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1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1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1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1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1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1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1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1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5in" fo:text-indent="-0.25in" fo:margin-left="0.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0.65in" fo:text-indent="-0.25in" fo:margin-left="0.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text:style-name="WW8Num7z0" style:num-suffix="." style:num-format="a" style:num-letter-sync="true">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05in" fo:text-indent="-0.4in" fo:margin-left="1.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justify" style:justify-single-word="false"/>
    </style:style>
    <style:style style:name="MP2" style:family="paragraph" style:parent-style-name="Standard">
      <style:text-properties fo:color="#bfbfbf" style:font-name="ZapfDingbats" fo:font-size="14pt" style:font-name-asian="ZapfDingbats" style:font-size-asian="14pt" style:font-name-complex="ZapfDingbats" style:font-size-complex="14pt"/>
    </style:style>
    <style:style style:name="MT1" style:family="text">
      <style:text-properties officeooo:rsid="000890bf"/>
    </style:style>
    <style:page-layout style:name="Mpm1">
      <style:page-layout-properties fo:page-width="7.5in" fo:page-height="9.25in" style:num-format="1" style:print-orientation="portrait" fo:margin-top="0.3752in" fo:margin-bottom="0.6917in" fo:margin-left="0.75in" fo:margin-right="0.75in" style:writing-mode="lr-tb" style:layout-grid-color="#c0c0c0" style:layout-grid-lines="36"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in" fo:margin-left="0in" fo:margin-right="0in" fo:margin-bottom="0in" style:dynamic-spacing="true"/>
      </style:header-style>
      <style:footer-style/>
    </style:page-layout>
  </office:automatic-styles>
  <office:master-styles>
    <style:master-page style:name="Standard" style:page-layout-name="Mpm1">
      <style:header>
        <text:p text:style-name="Header"/>
      </style:header>
      <loext:header-first>
        <text:p text:style-name="Chapter_20_Number">E X P L O R A T I O N <text:s/>4<text:span text:style-name="MT1">4</text:span></text:p>
        <text:p text:style-name="MP1"/>
        <text:p text:style-name="MP2"></text:p>
        <text:p text:style-name="Standard"/>
      </loext:head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Exploring C++ 20</dc:title>
    <meta:initial-creator>BPR</meta:initial-creator>
    <meta:creation-date>2013-08-29T01:39:00</meta:creation-date>
    <dc:creator>Ray Lischner</dc:creator>
    <dc:date>2020-04-07T16:24:34.094357731</dc:date>
    <meta:print-date>2009-03-19T10:05:00</meta:print-date>
    <meta:editing-cycles>25</meta:editing-cycles>
    <meta:editing-duration>PT2H44M27S</meta:editing-duration>
    <meta:generator>LibreOffice/6.4.2.2$Linux_X86_64 LibreOffice_project/40$Build-2</meta:generator>
    <meta:document-statistic meta:table-count="0" meta:image-count="0" meta:object-count="0" meta:page-count="5" meta:paragraph-count="123" meta:word-count="1073" meta:character-count="6886" meta:non-whitespace-character-count="5769"/>
    <meta:user-defined meta:name="Chapter Number">44</meta:user-defined>
    <meta:user-defined meta:name="ContentType">Document</meta:user-defined>
  </office:meta>
</office:document-meta>
</file>